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9.85pt"/>
    </style:style>
    <style:style style:name="co2" style:family="table-column">
      <style:table-column-properties fo:break-before="auto" style:column-width="41.16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118.3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>
      <style:table-cell-properties fo:background-color="#ff9999"/>
      <style:map style:condition="cell-content-is-between(-0.05,0.05)" style:apply-style-name="Untitled1" style:base-cell-address="'part-00000-77edeccd-c8b6-45c5-bb74-67ca8857b151-c000'.H2"/>
    </style:style>
    <style:style style:name="ce2" style:family="table-cell" style:parent-style-name="Default">
      <style:table-cell-properties fo:background-color="#ff9999"/>
      <style:map style:condition="cell-content()=1" style:apply-style-name="Untitled1" style:base-cell-address="'part-00000-77edeccd-c8b6-45c5-bb74-67ca8857b151-c000'.L2"/>
    </style:style>
    <style:style style:name="ce3" style:family="table-cell" style:parent-style-name="Default">
      <style:table-cell-properties fo:background-color="#ff9999"/>
      <style:map style:condition="cell-content()=1" style:apply-style-name="Untitled1" style:base-cell-address="'part-00000-77edeccd-c8b6-45c5-bb74-67ca8857b151-c000'.L2"/>
    </style:style>
  </office:automatic-styles>
  <office:body>
    <office:spreadsheet>
      <table:calculation-settings table:automatic-find-labels="false"/>
      <table:table table:name="part-00000-77edeccd-c8b6-45c5-bb74-67ca8857b151-c00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3" table:number-columns-repeated="3" table:default-cell-style-name="Default"/>
        <table:table-column table:style-name="co3" table:default-cell-style-name="ce1"/>
        <table:table-column table:style-name="co3" table:number-columns-repeated="3" table:default-cell-style-name="Default"/>
        <table:table-column table:style-name="co4" table:default-cell-style-name="ce2"/>
        <table:table-row table:style-name="ro1">
          <table:table-cell office:value-type="string" calcext:value-type="string">
            <text:p>pathway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morpho_assoc</text:p>
          </table:table-cell>
          <table:table-cell office:value-type="string" calcext:value-type="string">
            <text:p>total_touches</text:p>
          </table:table-cell>
          <table:table-cell office:value-type="string" calcext:value-type="string">
            <text:p>pP_A</text:p>
          </table:table-cell>
          <table:table-cell/>
          <table:table-cell table:style-name="Default" office:value-type="string" calcext:value-type="string">
            <text:p>% Difference</text:p>
          </table:table-cell>
          <table:table-cell office:value-type="string" calcext:value-type="string">
            <text:p>observed_p</text:p>
          </table:table-cell>
          <table:table-cell office:value-type="string" calcext:value-type="string">
            <text:p>Min interval</text:p>
          </table:table-cell>
          <table:table-cell office:value-type="string" calcext:value-type="string">
            <text:p>Max interval</text:p>
          </table:table-cell>
          <table:table-cell table:style-name="Default" office:value-type="string" calcext:value-type="string">
            <text:p>Confidence Interval 95%</text:p>
          </table:table-cell>
        </table:table-row>
        <table:table-row table:style-name="ro1">
          <table:table-cell office:value-type="string" calcext:value-type="string">
            <text:p>L1_SLAC&gt;L1_SLAC</text:p>
          </table:table-cell>
          <table:table-cell office:value-type="float" office:value="261" calcext:value-type="float">
            <text:p>261</text:p>
          </table:table-cell>
          <table:table-cell/>
          <table:table-cell office:value-type="string" calcext:value-type="string">
            <text:p>L1_SLAC&gt;L1_SLAC</text:p>
          </table:table-cell>
          <table:table-cell office:value-type="float" office:value="479" calcext:value-type="float">
            <text:p>479</text:p>
          </table:table-cell>
          <table:table-cell office:value-type="float" office:value="0.56683195" calcext:value-type="float">
            <text:p>0.56683195</text:p>
          </table:table-cell>
          <table:table-cell/>
          <table:table-cell table:formula="of:=([.B2]/([.E2]*[.F2])-1)" office:value-type="percentage" office:value="-0.0387183053936405" calcext:value-type="percentage">
            <text:p>-3.87%</text:p>
          </table:table-cell>
          <table:table-cell table:formula="of:=[.B2]/[.E2]" office:value-type="float" office:value="0.544885177453027" calcext:value-type="float">
            <text:p>0.5448851775</text:p>
          </table:table-cell>
          <table:table-cell table:formula="of:=[.$I2]-1.96*SQRT([.$I2]*(1-[.$I2])/[.$B2])" office:value-type="float" office:value="0.48446961754059" calcext:value-type="float">
            <text:p>0.4844696175</text:p>
          </table:table-cell>
          <table:table-cell table:formula="of:=[.$I2]+1.96*SQRT([.$I2]*(1-[.$I2])/[.$B2])" office:value-type="float" office:value="0.605300737365464" calcext:value-type="float">
            <text:p>0.6053007374</text:p>
          </table:table-cell>
          <table:table-cell table:formula="of:=IF(AND([.F2]&gt;[.J2]; [.F2]&lt;[.K2]); 1; 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1_SLAC&gt;L23_MC</text:p>
          </table:table-cell>
          <table:table-cell office:value-type="float" office:value="2455" calcext:value-type="float">
            <text:p>2455</text:p>
          </table:table-cell>
          <table:table-cell/>
          <table:table-cell office:value-type="string" calcext:value-type="string">
            <text:p>L1_SLAC&gt;L23_MC</text:p>
          </table:table-cell>
          <table:table-cell office:value-type="float" office:value="4608" calcext:value-type="float">
            <text:p>4608</text:p>
          </table:table-cell>
          <table:table-cell office:value-type="float" office:value="0.5385515" calcext:value-type="float">
            <text:p>0.5385515</text:p>
          </table:table-cell>
          <table:table-cell/>
          <table:table-cell table:formula="of:=([.B3]/([.E3]*[.F3])-1)" office:value-type="percentage" office:value="-0.0107369541775999" calcext:value-type="percentage">
            <text:p>-1.07%</text:p>
          </table:table-cell>
          <table:table-cell table:formula="of:=[.B3]/[.E3]" office:value-type="float" office:value="0.532769097222222" calcext:value-type="float">
            <text:p>0.5327690972</text:p>
          </table:table-cell>
          <table:table-cell table:formula="of:=[.$I3]-1.96*SQRT([.$I3]*(1-[.$I3])/[.$B3])" office:value-type="float" office:value="0.513032802772643" calcext:value-type="float">
            <text:p>0.5130328028</text:p>
          </table:table-cell>
          <table:table-cell table:formula="of:=[.$I3]+1.96*SQRT([.$I3]*(1-[.$I3])/[.$B3])" office:value-type="float" office:value="0.552505391671802" calcext:value-type="float">
            <text:p>0.5525053917</text:p>
          </table:table-cell>
          <table:table-cell table:formula="of:=IF(AND([.F3]&gt;[.J3]; [.F3]&lt;[.K3]); 1; 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1_SLAC&gt;L23_PC</text:p>
          </table:table-cell>
          <table:table-cell office:value-type="float" office:value="3015" calcext:value-type="float">
            <text:p>3015</text:p>
          </table:table-cell>
          <table:table-cell/>
          <table:table-cell office:value-type="string" calcext:value-type="string">
            <text:p>L1_SLAC&gt;L23_PC</text:p>
          </table:table-cell>
          <table:table-cell office:value-type="float" office:value="5430" calcext:value-type="float">
            <text:p>5430</text:p>
          </table:table-cell>
          <table:table-cell office:value-type="float" office:value="0.55628014" calcext:value-type="float">
            <text:p>0.55628014</text:p>
          </table:table-cell>
          <table:table-cell/>
          <table:table-cell table:formula="of:=([.B4]/([.E4]*[.F4])-1)" office:value-type="percentage" office:value="-0.00185431968768413" calcext:value-type="percentage">
            <text:p>-0.19%</text:p>
          </table:table-cell>
          <table:table-cell table:formula="of:=[.B4]/[.E4]" office:value-type="float" office:value="0.55524861878453" calcext:value-type="float">
            <text:p>0.5552486188</text:p>
          </table:table-cell>
          <table:table-cell table:formula="of:=[.$I4]-1.96*SQRT([.$I4]*(1-[.$I4])/[.$B4])" office:value-type="float" office:value="0.537510203863279" calcext:value-type="float">
            <text:p>0.5375102039</text:p>
          </table:table-cell>
          <table:table-cell table:formula="of:=[.$I4]+1.96*SQRT([.$I4]*(1-[.$I4])/[.$B4])" office:value-type="float" office:value="0.572987033705782" calcext:value-type="float">
            <text:p>0.5729870337</text:p>
          </table:table-cell>
          <table:table-cell table:formula="of:=IF(AND([.F4]&gt;[.J4]; [.F4]&lt;[.K4]); 1; 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1_SLAC&gt;L4_MC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L1_SLAC&gt;L4_MC</text:p>
          </table:table-cell>
          <table:table-cell office:value-type="float" office:value="49" calcext:value-type="float">
            <text:p>49</text:p>
          </table:table-cell>
          <table:table-cell office:value-type="float" office:value="0.6011963" calcext:value-type="float">
            <text:p>0.6011963</text:p>
          </table:table-cell>
          <table:table-cell/>
          <table:table-cell table:formula="of:=([.B5]/([.E5]*[.F5])-1)" office:value-type="percentage" office:value="0.154161379603314" calcext:value-type="percentage">
            <text:p>15.42%</text:p>
          </table:table-cell>
          <table:table-cell table:formula="of:=[.B5]/[.E5]" office:value-type="float" office:value="0.693877551020408" calcext:value-type="float">
            <text:p>0.693877551</text:p>
          </table:table-cell>
          <table:table-cell table:formula="of:=[.$I5]-1.96*SQRT([.$I5]*(1-[.$I5])/[.$B5])" office:value-type="float" office:value="0.538958217172111" calcext:value-type="float">
            <text:p>0.5389582172</text:p>
          </table:table-cell>
          <table:table-cell table:formula="of:=[.$I5]+1.96*SQRT([.$I5]*(1-[.$I5])/[.$B5])" office:value-type="float" office:value="0.848796884868705" calcext:value-type="float">
            <text:p>0.8487968849</text:p>
          </table:table-cell>
          <table:table-cell table:formula="of:=IF(AND([.F5]&gt;[.J5]; [.F5]&lt;[.K5]); 1; 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1_SLAC&gt;L4_PC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string" calcext:value-type="string">
            <text:p>L1_SLAC&gt;L4_PC</text:p>
          </table:table-cell>
          <table:table-cell office:value-type="float" office:value="733" calcext:value-type="float">
            <text:p>733</text:p>
          </table:table-cell>
          <table:table-cell office:value-type="float" office:value="0.6298828" calcext:value-type="float">
            <text:p>0.6298828</text:p>
          </table:table-cell>
          <table:table-cell/>
          <table:table-cell table:formula="of:=([.B6]/([.E6]*[.F6])-1)" office:value-type="percentage" office:value="-0.0318474378764245" calcext:value-type="percentage">
            <text:p>-3.18%</text:p>
          </table:table-cell>
          <table:table-cell table:formula="of:=[.B6]/[.E6]" office:value-type="float" office:value="0.609822646657572" calcext:value-type="float">
            <text:p>0.6098226467</text:p>
          </table:table-cell>
          <table:table-cell table:formula="of:=[.$I6]-1.96*SQRT([.$I6]*(1-[.$I6])/[.$B6])" office:value-type="float" office:value="0.564602172347116" calcext:value-type="float">
            <text:p>0.5646021723</text:p>
          </table:table-cell>
          <table:table-cell table:formula="of:=[.$I6]+1.96*SQRT([.$I6]*(1-[.$I6])/[.$B6])" office:value-type="float" office:value="0.655043120968027" calcext:value-type="float">
            <text:p>0.655043121</text:p>
          </table:table-cell>
          <table:table-cell table:formula="of:=IF(AND([.F6]&gt;[.J6]; [.F6]&lt;[.K6]); 1; 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1_SLAC&gt;L5_TTPC1</text:p>
          </table:table-cell>
          <table:table-cell office:value-type="float" office:value="2245" calcext:value-type="float">
            <text:p>2245</text:p>
          </table:table-cell>
          <table:table-cell table:number-columns-repeated="2"/>
          <table:table-cell office:value-type="float" office:value="4038" calcext:value-type="float">
            <text:p>4038</text:p>
          </table:table-cell>
          <table:table-cell office:value-type="float" office:value="0.55638915" calcext:value-type="float">
            <text:p>0.55638915</text:p>
          </table:table-cell>
          <table:table-cell/>
          <table:table-cell table:formula="of:=([.B7]/([.E7]*[.F7])-1)" office:value-type="percentage" office:value="-0.000756393004468503" calcext:value-type="percentage">
            <text:p>-0.08%</text:p>
          </table:table-cell>
          <table:table-cell table:formula="of:=[.B7]/[.E7]" office:value-type="float" office:value="0.555968301139178" calcext:value-type="float">
            <text:p>0.5559683011</text:p>
          </table:table-cell>
          <table:table-cell table:formula="of:=[.$I7]-1.96*SQRT([.$I7]*(1-[.$I7])/[.$B7])" office:value-type="float" office:value="0.535415079690396" calcext:value-type="float">
            <text:p>0.5354150797</text:p>
          </table:table-cell>
          <table:table-cell table:formula="of:=[.$I7]+1.96*SQRT([.$I7]*(1-[.$I7])/[.$B7])" office:value-type="float" office:value="0.57652152258796" calcext:value-type="float">
            <text:p>0.5765215226</text:p>
          </table:table-cell>
          <table:table-cell table:formula="of:=IF(AND([.F7]&gt;[.J7]; [.F7]&lt;[.K7]); 1; 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1_SLAC&gt;L6_TPC_L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L1_SLAC&gt;L6_TPC_L1</text:p>
          </table:table-cell>
          <table:table-cell office:value-type="float" office:value="4" calcext:value-type="float">
            <text:p>4</text:p>
          </table:table-cell>
          <table:table-cell office:value-type="float" office:value="0.7307129" calcext:value-type="float">
            <text:p>0.7307129</text:p>
          </table:table-cell>
          <table:table-cell/>
          <table:table-cell table:formula="of:=([.B8]/([.E8]*[.F8])-1)" office:value-type="percentage" office:value="-0.31573672779008" calcext:value-type="percentage">
            <text:p>-31.57%</text:p>
          </table:table-cell>
          <table:table-cell table:formula="of:=[.B8]/[.E8]" office:value-type="float" office:value="0.5" calcext:value-type="float">
            <text:p>0.5</text:p>
          </table:table-cell>
          <table:table-cell table:formula="of:=[.$I8]-1.96*SQRT([.$I8]*(1-[.$I8])/[.$B8])" office:value-type="float" office:value="-0.192964645562817" calcext:value-type="float">
            <text:p>-0.1929646456</text:p>
          </table:table-cell>
          <table:table-cell table:formula="of:=[.$I8]+1.96*SQRT([.$I8]*(1-[.$I8])/[.$B8])" office:value-type="float" office:value="1.19296464556282" calcext:value-type="float">
            <text:p>1.1929646456</text:p>
          </table:table-cell>
          <table:table-cell table:formula="of:=IF(AND([.F8]&gt;[.J8]; [.F8]&lt;[.K8]); 1; 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23_MC&gt;L1_SLAC</text:p>
          </table:table-cell>
          <table:table-cell office:value-type="float" office:value="3813" calcext:value-type="float">
            <text:p>3813</text:p>
          </table:table-cell>
          <table:table-cell/>
          <table:table-cell office:value-type="string" calcext:value-type="string">
            <text:p>L23_MC&gt;L1_SLAC</text:p>
          </table:table-cell>
          <table:table-cell office:value-type="float" office:value="3813" calcext:value-type="float">
            <text:p>3813</text:p>
          </table:table-cell>
          <table:table-cell office:value-type="float" office:value="1" calcext:value-type="float">
            <text:p>1</text:p>
          </table:table-cell>
          <table:table-cell/>
          <table:table-cell table:formula="of:=([.B9]/([.E9]*[.F9])-1)" office:value-type="percentage" office:value="0" calcext:value-type="percentage">
            <text:p>0.00%</text:p>
          </table:table-cell>
          <table:table-cell table:formula="of:=[.B9]/[.E9]" office:value-type="float" office:value="1" calcext:value-type="float">
            <text:p>1</text:p>
          </table:table-cell>
          <table:table-cell table:formula="of:=[.$I9]-1.96*SQRT([.$I9]*(1-[.$I9])/[.$B9])" office:value-type="float" office:value="1" calcext:value-type="float">
            <text:p>1</text:p>
          </table:table-cell>
          <table:table-cell table:formula="of:=[.$I9]+1.96*SQRT([.$I9]*(1-[.$I9])/[.$B9])" office:value-type="float" office:value="1" calcext:value-type="float">
            <text:p>1</text:p>
          </table:table-cell>
          <table:table-cell table:formula="of:=IF([.E9]=[.B9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23_MC&gt;L23_MC</text:p>
          </table:table-cell>
          <table:table-cell office:value-type="float" office:value="65326" calcext:value-type="float">
            <text:p>65326</text:p>
          </table:table-cell>
          <table:table-cell/>
          <table:table-cell office:value-type="string" calcext:value-type="string">
            <text:p>L23_MC&gt;L23_MC</text:p>
          </table:table-cell>
          <table:table-cell office:value-type="float" office:value="65326" calcext:value-type="float">
            <text:p>65326</text:p>
          </table:table-cell>
          <table:table-cell office:value-type="float" office:value="1" calcext:value-type="float">
            <text:p>1</text:p>
          </table:table-cell>
          <table:table-cell/>
          <table:table-cell table:formula="of:=([.B10]/([.E10]*[.F10])-1)" office:value-type="percentage" office:value="0" calcext:value-type="percentage">
            <text:p>0.00%</text:p>
          </table:table-cell>
          <table:table-cell table:formula="of:=[.B10]/[.E10]" office:value-type="float" office:value="1" calcext:value-type="float">
            <text:p>1</text:p>
          </table:table-cell>
          <table:table-cell table:formula="of:=[.$I10]-1.96*SQRT([.$I10]*(1-[.$I10])/[.$B10])" office:value-type="float" office:value="1" calcext:value-type="float">
            <text:p>1</text:p>
          </table:table-cell>
          <table:table-cell table:formula="of:=[.$I10]+1.96*SQRT([.$I10]*(1-[.$I10])/[.$B10])" office:value-type="float" office:value="1" calcext:value-type="float">
            <text:p>1</text:p>
          </table:table-cell>
          <table:table-cell table:formula="of:=IF([.E10]=[.B10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23_MC&gt;L23_PC</text:p>
          </table:table-cell>
          <table:table-cell office:value-type="float" office:value="105886" calcext:value-type="float">
            <text:p>105886</text:p>
          </table:table-cell>
          <table:table-cell/>
          <table:table-cell office:value-type="string" calcext:value-type="string">
            <text:p>L23_MC&gt;L23_PC</text:p>
          </table:table-cell>
          <table:table-cell office:value-type="float" office:value="105886" calcext:value-type="float">
            <text:p>105886</text:p>
          </table:table-cell>
          <table:table-cell office:value-type="float" office:value="1.0044918" calcext:value-type="float">
            <text:p>1.0044918</text:p>
          </table:table-cell>
          <table:table-cell/>
          <table:table-cell table:formula="of:=([.B11]/([.E11]*[.F11])-1)" office:value-type="percentage" office:value="-0.00447171395525592" calcext:value-type="percentage">
            <text:p>-0.45%</text:p>
          </table:table-cell>
          <table:table-cell table:formula="of:=[.B11]/[.E11]" office:value-type="float" office:value="1" calcext:value-type="float">
            <text:p>1</text:p>
          </table:table-cell>
          <table:table-cell table:formula="of:=[.$I11]-1.96*SQRT([.$I11]*(1-[.$I11])/[.$B11])" office:value-type="float" office:value="1" calcext:value-type="float">
            <text:p>1</text:p>
          </table:table-cell>
          <table:table-cell table:formula="of:=[.$I11]+1.96*SQRT([.$I11]*(1-[.$I11])/[.$B11])" office:value-type="float" office:value="1" calcext:value-type="float">
            <text:p>1</text:p>
          </table:table-cell>
          <table:table-cell table:formula="of:=IF([.E11]=[.B11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23_MC&gt;L4_MC</text:p>
          </table:table-cell>
          <table:table-cell office:value-type="float" office:value="18289" calcext:value-type="float">
            <text:p>18289</text:p>
          </table:table-cell>
          <table:table-cell/>
          <table:table-cell office:value-type="string" calcext:value-type="string">
            <text:p>L23_MC&gt;L4_MC</text:p>
          </table:table-cell>
          <table:table-cell office:value-type="float" office:value="18289" calcext:value-type="float">
            <text:p>18289</text:p>
          </table:table-cell>
          <table:table-cell office:value-type="float" office:value="1" calcext:value-type="float">
            <text:p>1</text:p>
          </table:table-cell>
          <table:table-cell/>
          <table:table-cell table:formula="of:=([.B12]/([.E12]*[.F12])-1)" office:value-type="percentage" office:value="0" calcext:value-type="percentage">
            <text:p>0.00%</text:p>
          </table:table-cell>
          <table:table-cell table:formula="of:=[.B12]/[.E12]" office:value-type="float" office:value="1" calcext:value-type="float">
            <text:p>1</text:p>
          </table:table-cell>
          <table:table-cell table:formula="of:=[.$I12]-1.96*SQRT([.$I12]*(1-[.$I12])/[.$B12])" office:value-type="float" office:value="1" calcext:value-type="float">
            <text:p>1</text:p>
          </table:table-cell>
          <table:table-cell table:formula="of:=[.$I12]+1.96*SQRT([.$I12]*(1-[.$I12])/[.$B12])" office:value-type="float" office:value="1" calcext:value-type="float">
            <text:p>1</text:p>
          </table:table-cell>
          <table:table-cell table:formula="of:=IF([.E12]=[.B12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23_MC&gt;L4_PC</text:p>
          </table:table-cell>
          <table:table-cell office:value-type="float" office:value="17911" calcext:value-type="float">
            <text:p>17911</text:p>
          </table:table-cell>
          <table:table-cell/>
          <table:table-cell office:value-type="string" calcext:value-type="string">
            <text:p>L23_MC&gt;L4_PC</text:p>
          </table:table-cell>
          <table:table-cell office:value-type="float" office:value="17911" calcext:value-type="float">
            <text:p>17911</text:p>
          </table:table-cell>
          <table:table-cell office:value-type="float" office:value="1" calcext:value-type="float">
            <text:p>1</text:p>
          </table:table-cell>
          <table:table-cell/>
          <table:table-cell table:formula="of:=([.B13]/([.E13]*[.F13])-1)" office:value-type="percentage" office:value="0" calcext:value-type="percentage">
            <text:p>0.00%</text:p>
          </table:table-cell>
          <table:table-cell table:formula="of:=[.B13]/[.E13]" office:value-type="float" office:value="1" calcext:value-type="float">
            <text:p>1</text:p>
          </table:table-cell>
          <table:table-cell table:formula="of:=[.$I13]-1.96*SQRT([.$I13]*(1-[.$I13])/[.$B13])" office:value-type="float" office:value="1" calcext:value-type="float">
            <text:p>1</text:p>
          </table:table-cell>
          <table:table-cell table:formula="of:=[.$I13]+1.96*SQRT([.$I13]*(1-[.$I13])/[.$B13])" office:value-type="float" office:value="1" calcext:value-type="float">
            <text:p>1</text:p>
          </table:table-cell>
          <table:table-cell table:formula="of:=IF([.E13]=[.B13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23_MC&gt;L5_MC</text:p>
          </table:table-cell>
          <table:table-cell office:value-type="float" office:value="1156" calcext:value-type="float">
            <text:p>1156</text:p>
          </table:table-cell>
          <table:table-cell/>
          <table:table-cell office:value-type="string" calcext:value-type="string">
            <text:p>L23_MC&gt;L5_MC</text:p>
          </table:table-cell>
          <table:table-cell office:value-type="float" office:value="1156" calcext:value-type="float">
            <text:p>1156</text:p>
          </table:table-cell>
          <table:table-cell office:value-type="float" office:value="1" calcext:value-type="float">
            <text:p>1</text:p>
          </table:table-cell>
          <table:table-cell/>
          <table:table-cell table:formula="of:=([.B14]/([.E14]*[.F14])-1)" office:value-type="percentage" office:value="0" calcext:value-type="percentage">
            <text:p>0.00%</text:p>
          </table:table-cell>
          <table:table-cell table:formula="of:=[.B14]/[.E14]" office:value-type="float" office:value="1" calcext:value-type="float">
            <text:p>1</text:p>
          </table:table-cell>
          <table:table-cell table:formula="of:=[.$I14]-1.96*SQRT([.$I14]*(1-[.$I14])/[.$B14])" office:value-type="float" office:value="1" calcext:value-type="float">
            <text:p>1</text:p>
          </table:table-cell>
          <table:table-cell table:formula="of:=[.$I14]+1.96*SQRT([.$I14]*(1-[.$I14])/[.$B14])" office:value-type="float" office:value="1" calcext:value-type="float">
            <text:p>1</text:p>
          </table:table-cell>
          <table:table-cell table:formula="of:=IF([.E14]=[.B14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23_MC&gt;L5_TTPC1</text:p>
          </table:table-cell>
          <table:table-cell office:value-type="float" office:value="79683" calcext:value-type="float">
            <text:p>79683</text:p>
          </table:table-cell>
          <table:table-cell/>
          <table:table-cell office:value-type="string" calcext:value-type="string">
            <text:p>L23_MC&gt;L5_TTPC1</text:p>
          </table:table-cell>
          <table:table-cell office:value-type="float" office:value="79683" calcext:value-type="float">
            <text:p>79683</text:p>
          </table:table-cell>
          <table:table-cell office:value-type="float" office:value="1" calcext:value-type="float">
            <text:p>1</text:p>
          </table:table-cell>
          <table:table-cell/>
          <table:table-cell table:formula="of:=([.B15]/([.E15]*[.F15])-1)" office:value-type="percentage" office:value="0" calcext:value-type="percentage">
            <text:p>0.00%</text:p>
          </table:table-cell>
          <table:table-cell table:formula="of:=[.B15]/[.E15]" office:value-type="float" office:value="1" calcext:value-type="float">
            <text:p>1</text:p>
          </table:table-cell>
          <table:table-cell table:formula="of:=[.$I15]-1.96*SQRT([.$I15]*(1-[.$I15])/[.$B15])" office:value-type="float" office:value="1" calcext:value-type="float">
            <text:p>1</text:p>
          </table:table-cell>
          <table:table-cell table:formula="of:=[.$I15]+1.96*SQRT([.$I15]*(1-[.$I15])/[.$B15])" office:value-type="float" office:value="1" calcext:value-type="float">
            <text:p>1</text:p>
          </table:table-cell>
          <table:table-cell table:formula="of:=IF([.E15]=[.B15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23_MC&gt;L6_TPC_L1</text:p>
          </table:table-cell>
          <table:table-cell office:value-type="float" office:value="9482" calcext:value-type="float">
            <text:p>9482</text:p>
          </table:table-cell>
          <table:table-cell/>
          <table:table-cell office:value-type="string" calcext:value-type="string">
            <text:p>L23_MC&gt;L6_TPC_L1</text:p>
          </table:table-cell>
          <table:table-cell office:value-type="float" office:value="9482" calcext:value-type="float">
            <text:p>9482</text:p>
          </table:table-cell>
          <table:table-cell office:value-type="float" office:value="1" calcext:value-type="float">
            <text:p>1</text:p>
          </table:table-cell>
          <table:table-cell/>
          <table:table-cell table:formula="of:=([.B16]/([.E16]*[.F16])-1)" office:value-type="percentage" office:value="0" calcext:value-type="percentage">
            <text:p>0.00%</text:p>
          </table:table-cell>
          <table:table-cell table:formula="of:=[.B16]/[.E16]" office:value-type="float" office:value="1" calcext:value-type="float">
            <text:p>1</text:p>
          </table:table-cell>
          <table:table-cell table:formula="of:=[.$I16]-1.96*SQRT([.$I16]*(1-[.$I16])/[.$B16])" office:value-type="float" office:value="1" calcext:value-type="float">
            <text:p>1</text:p>
          </table:table-cell>
          <table:table-cell table:formula="of:=[.$I16]+1.96*SQRT([.$I16]*(1-[.$I16])/[.$B16])" office:value-type="float" office:value="1" calcext:value-type="float">
            <text:p>1</text:p>
          </table:table-cell>
          <table:table-cell table:formula="of:=IF([.E16]=[.B16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23_PC&gt;L1_SLAC</text:p>
          </table:table-cell>
          <table:table-cell office:value-type="float" office:value="733" calcext:value-type="float">
            <text:p>733</text:p>
          </table:table-cell>
          <table:table-cell/>
          <table:table-cell office:value-type="string" calcext:value-type="string">
            <text:p>L23_PC&gt;L1_SLAC</text:p>
          </table:table-cell>
          <table:table-cell office:value-type="float" office:value="915" calcext:value-type="float">
            <text:p>915</text:p>
          </table:table-cell>
          <table:table-cell office:value-type="float" office:value="0.7970274" calcext:value-type="float">
            <text:p>0.7970274</text:p>
          </table:table-cell>
          <table:table-cell/>
          <table:table-cell table:formula="of:=([.B17]/([.E17]*[.F17])-1)" office:value-type="percentage" office:value="0.00510082360388542" calcext:value-type="percentage">
            <text:p>0.51%</text:p>
          </table:table-cell>
          <table:table-cell table:formula="of:=[.B17]/[.E17]" office:value-type="float" office:value="0.801092896174863" calcext:value-type="float">
            <text:p>0.8010928962</text:p>
          </table:table-cell>
          <table:table-cell table:formula="of:=[.$I17]-1.96*SQRT([.$I17]*(1-[.$I17])/[.$B17])" office:value-type="float" office:value="0.772194704236137" calcext:value-type="float">
            <text:p>0.7721947042</text:p>
          </table:table-cell>
          <table:table-cell table:formula="of:=[.$I17]+1.96*SQRT([.$I17]*(1-[.$I17])/[.$B17])" office:value-type="float" office:value="0.82999108811359" calcext:value-type="float">
            <text:p>0.8299910881</text:p>
          </table:table-cell>
          <table:table-cell table:formula="of:=IF(AND([.F17]&gt;[.J17]; [.F17]&lt;[.K17]); 1; 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23_PC&gt;L23_MC</text:p>
          </table:table-cell>
          <table:table-cell office:value-type="float" office:value="33674" calcext:value-type="float">
            <text:p>33674</text:p>
          </table:table-cell>
          <table:table-cell/>
          <table:table-cell office:value-type="string" calcext:value-type="string">
            <text:p>L23_PC&gt;L23_MC</text:p>
          </table:table-cell>
          <table:table-cell office:value-type="float" office:value="44082" calcext:value-type="float">
            <text:p>44082</text:p>
          </table:table-cell>
          <table:table-cell office:value-type="float" office:value="0.7608776" calcext:value-type="float">
            <text:p>0.7608776</text:p>
          </table:table-cell>
          <table:table-cell/>
          <table:table-cell table:formula="of:=([.B18]/([.E18]*[.F18])-1)" office:value-type="percentage" office:value="0.00396510573832765" calcext:value-type="percentage">
            <text:p>0.40%</text:p>
          </table:table-cell>
          <table:table-cell table:formula="of:=[.B18]/[.E18]" office:value-type="float" office:value="0.763894560137925" calcext:value-type="float">
            <text:p>0.7638945601</text:p>
          </table:table-cell>
          <table:table-cell table:formula="of:=[.$I18]-1.96*SQRT([.$I18]*(1-[.$I18])/[.$B18])" office:value-type="float" office:value="0.759358503977148" calcext:value-type="float">
            <text:p>0.759358504</text:p>
          </table:table-cell>
          <table:table-cell table:formula="of:=[.$I18]+1.96*SQRT([.$I18]*(1-[.$I18])/[.$B18])" office:value-type="float" office:value="0.768430616298701" calcext:value-type="float">
            <text:p>0.7684306163</text:p>
          </table:table-cell>
          <table:table-cell table:formula="of:=IF(AND([.F18]&gt;[.J18]; [.F18]&lt;[.K18]); 1; 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23_PC&gt;L23_PC</text:p>
          </table:table-cell>
          <table:table-cell office:value-type="float" office:value="12581" calcext:value-type="float">
            <text:p>12581</text:p>
          </table:table-cell>
          <table:table-cell/>
          <table:table-cell office:value-type="string" calcext:value-type="string">
            <text:p>L23_PC&gt;L23_PC</text:p>
          </table:table-cell>
          <table:table-cell office:value-type="float" office:value="94802" calcext:value-type="float">
            <text:p>94802</text:p>
          </table:table-cell>
          <table:table-cell office:value-type="float" office:value="0.1329383" calcext:value-type="float">
            <text:p>0.1329383</text:p>
          </table:table-cell>
          <table:table-cell/>
          <table:table-cell table:formula="of:=([.B19]/([.E19]*[.F19])-1)" office:value-type="percentage" office:value="-0.00173109845922481" calcext:value-type="percentage">
            <text:p>-0.17%</text:p>
          </table:table-cell>
          <table:table-cell table:formula="of:=[.B19]/[.E19]" office:value-type="float" office:value="0.132708170713698" calcext:value-type="float">
            <text:p>0.1327081707</text:p>
          </table:table-cell>
          <table:table-cell table:formula="of:=[.$I19]-1.96*SQRT([.$I19]*(1-[.$I19])/[.$B19])" office:value-type="float" office:value="0.126779873769195" calcext:value-type="float">
            <text:p>0.1267798738</text:p>
          </table:table-cell>
          <table:table-cell table:formula="of:=[.$I19]+1.96*SQRT([.$I19]*(1-[.$I19])/[.$B19])" office:value-type="float" office:value="0.138636467658201" calcext:value-type="float">
            <text:p>0.1386364677</text:p>
          </table:table-cell>
          <table:table-cell table:formula="of:=IF(AND([.F19]&gt;[.J19]; [.F19]&lt;[.K19]); 1; 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23_PC&gt;L4_MC</text:p>
          </table:table-cell>
          <table:table-cell office:value-type="float" office:value="36415" calcext:value-type="float">
            <text:p>36415</text:p>
          </table:table-cell>
          <table:table-cell/>
          <table:table-cell office:value-type="string" calcext:value-type="string">
            <text:p>L23_PC&gt;L4_MC</text:p>
          </table:table-cell>
          <table:table-cell office:value-type="float" office:value="47205" calcext:value-type="float">
            <text:p>47205</text:p>
          </table:table-cell>
          <table:table-cell office:value-type="float" office:value="0.76988226" calcext:value-type="float">
            <text:p>0.76988226</text:p>
          </table:table-cell>
          <table:table-cell/>
          <table:table-cell table:formula="of:=([.B20]/([.E20]*[.F20])-1)" office:value-type="percentage" office:value="0.0020006420215144" calcext:value-type="percentage">
            <text:p>0.20%</text:p>
          </table:table-cell>
          <table:table-cell table:formula="of:=[.B20]/[.E20]" office:value-type="float" office:value="0.771422518800974" calcext:value-type="float">
            <text:p>0.7714225188</text:p>
          </table:table-cell>
          <table:table-cell table:formula="of:=[.$I20]-1.96*SQRT([.$I20]*(1-[.$I20])/[.$B20])" office:value-type="float" office:value="0.767109525419189" calcext:value-type="float">
            <text:p>0.7671095254</text:p>
          </table:table-cell>
          <table:table-cell table:formula="of:=[.$I20]+1.96*SQRT([.$I20]*(1-[.$I20])/[.$B20])" office:value-type="float" office:value="0.77573551218276" calcext:value-type="float">
            <text:p>0.7757355122</text:p>
          </table:table-cell>
          <table:table-cell table:formula="of:=IF(AND([.F20]&gt;[.J20]; [.F20]&lt;[.K20]); 1; 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23_PC&gt;L4_PC</text:p>
          </table:table-cell>
          <table:table-cell office:value-type="float" office:value="24313" calcext:value-type="float">
            <text:p>24313</text:p>
          </table:table-cell>
          <table:table-cell/>
          <table:table-cell office:value-type="string" calcext:value-type="string">
            <text:p>L23_PC&gt;L4_PC</text:p>
          </table:table-cell>
          <table:table-cell office:value-type="float" office:value="31601" calcext:value-type="float">
            <text:p>31601</text:p>
          </table:table-cell>
          <table:table-cell office:value-type="float" office:value="0.7707681" calcext:value-type="float">
            <text:p>0.7707681</text:p>
          </table:table-cell>
          <table:table-cell/>
          <table:table-cell table:formula="of:=([.B21]/([.E21]*[.F21])-1)" office:value-type="percentage" office:value="-0.0018082132790771" calcext:value-type="percentage">
            <text:p>-0.18%</text:p>
          </table:table-cell>
          <table:table-cell table:formula="of:=[.B21]/[.E21]" office:value-type="float" office:value="0.769374386886491" calcext:value-type="float">
            <text:p>0.7693743869</text:p>
          </table:table-cell>
          <table:table-cell table:formula="of:=[.$I21]-1.96*SQRT([.$I21]*(1-[.$I21])/[.$B21])" office:value-type="float" office:value="0.764079466586246" calcext:value-type="float">
            <text:p>0.7640794666</text:p>
          </table:table-cell>
          <table:table-cell table:formula="of:=[.$I21]+1.96*SQRT([.$I21]*(1-[.$I21])/[.$B21])" office:value-type="float" office:value="0.774669307186736" calcext:value-type="float">
            <text:p>0.7746693072</text:p>
          </table:table-cell>
          <table:table-cell table:formula="of:=IF(AND([.F21]&gt;[.J21]; [.F21]&lt;[.K21]); 1; 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23_PC&gt;L5_MC</text:p>
          </table:table-cell>
          <table:table-cell office:value-type="float" office:value="4325" calcext:value-type="float">
            <text:p>4325</text:p>
          </table:table-cell>
          <table:table-cell/>
          <table:table-cell office:value-type="string" calcext:value-type="string">
            <text:p>L23_PC&gt;L5_MC</text:p>
          </table:table-cell>
          <table:table-cell office:value-type="float" office:value="5458" calcext:value-type="float">
            <text:p>5458</text:p>
          </table:table-cell>
          <table:table-cell office:value-type="float" office:value="0.79568875" calcext:value-type="float">
            <text:p>0.79568875</text:p>
          </table:table-cell>
          <table:table-cell/>
          <table:table-cell table:formula="of:=([.B22]/([.E22]*[.F22])-1)" office:value-type="percentage" office:value="-0.0041146064243166" calcext:value-type="percentage">
            <text:p>-0.41%</text:p>
          </table:table-cell>
          <table:table-cell table:formula="of:=[.B22]/[.E22]" office:value-type="float" office:value="0.792414803957494" calcext:value-type="float">
            <text:p>0.792414804</text:p>
          </table:table-cell>
          <table:table-cell table:formula="of:=[.$I22]-1.96*SQRT([.$I22]*(1-[.$I22])/[.$B22])" office:value-type="float" office:value="0.78032727590611" calcext:value-type="float">
            <text:p>0.7803272759</text:p>
          </table:table-cell>
          <table:table-cell table:formula="of:=[.$I22]+1.96*SQRT([.$I22]*(1-[.$I22])/[.$B22])" office:value-type="float" office:value="0.804502332008877" calcext:value-type="float">
            <text:p>0.804502332</text:p>
          </table:table-cell>
          <table:table-cell table:formula="of:=IF(AND([.F22]&gt;[.J22]; [.F22]&lt;[.K22]); 1; 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23_PC&gt;L5_TTPC1</text:p>
          </table:table-cell>
          <table:table-cell office:value-type="float" office:value="75392" calcext:value-type="float">
            <text:p>75392</text:p>
          </table:table-cell>
          <table:table-cell/>
          <table:table-cell office:value-type="string" calcext:value-type="string">
            <text:p>L23_PC&gt;L5_TTPC1</text:p>
          </table:table-cell>
          <table:table-cell office:value-type="float" office:value="98670" calcext:value-type="float">
            <text:p>98670</text:p>
          </table:table-cell>
          <table:table-cell office:value-type="float" office:value="0.76134056" calcext:value-type="float">
            <text:p>0.76134056</text:p>
          </table:table-cell>
          <table:table-cell/>
          <table:table-cell table:formula="of:=([.B23]/([.E23]*[.F23])-1)" office:value-type="percentage" office:value="0.00360119329131359" calcext:value-type="percentage">
            <text:p>0.36%</text:p>
          </table:table-cell>
          <table:table-cell table:formula="of:=[.B23]/[.E23]" office:value-type="float" office:value="0.764082294517077" calcext:value-type="float">
            <text:p>0.7640822945</text:p>
          </table:table-cell>
          <table:table-cell table:formula="of:=[.$I23]-1.96*SQRT([.$I23]*(1-[.$I23])/[.$B23])" office:value-type="float" office:value="0.761051588752127" calcext:value-type="float">
            <text:p>0.7610515888</text:p>
          </table:table-cell>
          <table:table-cell table:formula="of:=[.$I23]+1.96*SQRT([.$I23]*(1-[.$I23])/[.$B23])" office:value-type="float" office:value="0.767113000282027" calcext:value-type="float">
            <text:p>0.7671130003</text:p>
          </table:table-cell>
          <table:table-cell table:formula="of:=IF(AND([.F23]&gt;[.J23]; [.F23]&lt;[.K23]); 1; 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23_PC&gt;L6_MC</text:p>
          </table:table-cell>
          <table:table-cell office:value-type="float" office:value="1161" calcext:value-type="float">
            <text:p>1161</text:p>
          </table:table-cell>
          <table:table-cell/>
          <table:table-cell office:value-type="string" calcext:value-type="string">
            <text:p>L23_PC&gt;L6_MC</text:p>
          </table:table-cell>
          <table:table-cell office:value-type="float" office:value="1432" calcext:value-type="float">
            <text:p>1432</text:p>
          </table:table-cell>
          <table:table-cell office:value-type="float" office:value="0.81484133" calcext:value-type="float">
            <text:p>0.81484133</text:p>
          </table:table-cell>
          <table:table-cell/>
          <table:table-cell table:formula="of:=([.B24]/([.E24]*[.F24])-1)" office:value-type="percentage" office:value="-0.00501587229978384" calcext:value-type="percentage">
            <text:p>-0.50%</text:p>
          </table:table-cell>
          <table:table-cell table:formula="of:=[.B24]/[.E24]" office:value-type="float" office:value="0.810754189944134" calcext:value-type="float">
            <text:p>0.8107541899</text:p>
          </table:table-cell>
          <table:table-cell table:formula="of:=[.$I24]-1.96*SQRT([.$I24]*(1-[.$I24])/[.$B24])" office:value-type="float" office:value="0.788222295976968" calcext:value-type="float">
            <text:p>0.788222296</text:p>
          </table:table-cell>
          <table:table-cell table:formula="of:=[.$I24]+1.96*SQRT([.$I24]*(1-[.$I24])/[.$B24])" office:value-type="float" office:value="0.833286083911301" calcext:value-type="float">
            <text:p>0.8332860839</text:p>
          </table:table-cell>
          <table:table-cell table:formula="of:=IF(AND([.F24]&gt;[.J24]; [.F24]&lt;[.K24]); 1; 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23_PC&gt;L6_TPC_L1</text:p>
          </table:table-cell>
          <table:table-cell office:value-type="float" office:value="27912" calcext:value-type="float">
            <text:p>27912</text:p>
          </table:table-cell>
          <table:table-cell/>
          <table:table-cell office:value-type="string" calcext:value-type="string">
            <text:p>L23_PC&gt;L6_TPC_L1</text:p>
          </table:table-cell>
          <table:table-cell office:value-type="float" office:value="34990" calcext:value-type="float">
            <text:p>34990</text:p>
          </table:table-cell>
          <table:table-cell office:value-type="float" office:value="0.7975101" calcext:value-type="float">
            <text:p>0.7975101</text:p>
          </table:table-cell>
          <table:table-cell/>
          <table:table-cell table:formula="of:=([.B25]/([.E25]*[.F25])-1)" office:value-type="percentage" office:value="0.000255209891911079" calcext:value-type="percentage">
            <text:p>0.03%</text:p>
          </table:table-cell>
          <table:table-cell table:formula="of:=[.B25]/[.E25]" office:value-type="float" office:value="0.797713632466419" calcext:value-type="float">
            <text:p>0.7977136325</text:p>
          </table:table-cell>
          <table:table-cell table:formula="of:=[.$I25]-1.96*SQRT([.$I25]*(1-[.$I25])/[.$B25])" office:value-type="float" office:value="0.793000958362051" calcext:value-type="float">
            <text:p>0.7930009584</text:p>
          </table:table-cell>
          <table:table-cell table:formula="of:=[.$I25]+1.96*SQRT([.$I25]*(1-[.$I25])/[.$B25])" office:value-type="float" office:value="0.802426306570787" calcext:value-type="float">
            <text:p>0.8024263066</text:p>
          </table:table-cell>
          <table:table-cell table:formula="of:=IF(AND([.F25]&gt;[.J25]; [.F25]&lt;[.K25]); 1; 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4_MC&gt;L1_SLAC</text:p>
          </table:table-cell>
          <table:table-cell office:value-type="float" office:value="4553" calcext:value-type="float">
            <text:p>4553</text:p>
          </table:table-cell>
          <table:table-cell/>
          <table:table-cell office:value-type="string" calcext:value-type="string">
            <text:p>L4_MC&gt;L1_SLAC</text:p>
          </table:table-cell>
          <table:table-cell office:value-type="float" office:value="6044" calcext:value-type="float">
            <text:p>6044</text:p>
          </table:table-cell>
          <table:table-cell office:value-type="float" office:value="0.7560962" calcext:value-type="float">
            <text:p>0.7560962</text:p>
          </table:table-cell>
          <table:table-cell/>
          <table:table-cell table:formula="of:=([.B26]/([.E26]*[.F26])-1)" office:value-type="percentage" office:value="-0.00368621500392374" calcext:value-type="percentage">
            <text:p>-0.37%</text:p>
          </table:table-cell>
          <table:table-cell table:formula="of:=[.B26]/[.E26]" office:value-type="float" office:value="0.75330906684315" calcext:value-type="float">
            <text:p>0.7533090668</text:p>
          </table:table-cell>
          <table:table-cell table:formula="of:=[.$I26]-1.96*SQRT([.$I26]*(1-[.$I26])/[.$B26])" office:value-type="float" office:value="0.740787160896902" calcext:value-type="float">
            <text:p>0.7407871609</text:p>
          </table:table-cell>
          <table:table-cell table:formula="of:=[.$I26]+1.96*SQRT([.$I26]*(1-[.$I26])/[.$B26])" office:value-type="float" office:value="0.765830972789399" calcext:value-type="float">
            <text:p>0.7658309728</text:p>
          </table:table-cell>
          <table:table-cell table:formula="of:=IF(AND([.F26]&gt;[.J26]; [.F26]&lt;[.K26]); 1; 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4_MC&gt;L23_MC</text:p>
          </table:table-cell>
          <table:table-cell office:value-type="float" office:value="58470" calcext:value-type="float">
            <text:p>58470</text:p>
          </table:table-cell>
          <table:table-cell/>
          <table:table-cell office:value-type="string" calcext:value-type="string">
            <text:p>L4_MC&gt;L23_MC</text:p>
          </table:table-cell>
          <table:table-cell office:value-type="float" office:value="78066" calcext:value-type="float">
            <text:p>78066</text:p>
          </table:table-cell>
          <table:table-cell office:value-type="float" office:value="0.74694043" calcext:value-type="float">
            <text:p>0.74694043</text:p>
          </table:table-cell>
          <table:table-cell/>
          <table:table-cell table:formula="of:=([.B27]/([.E27]*[.F27])-1)" office:value-type="percentage" office:value="0.00273274928721756" calcext:value-type="percentage">
            <text:p>0.27%</text:p>
          </table:table-cell>
          <table:table-cell table:formula="of:=[.B27]/[.E27]" office:value-type="float" office:value="0.748981630927677" calcext:value-type="float">
            <text:p>0.7489816309</text:p>
          </table:table-cell>
          <table:table-cell table:formula="of:=[.$I27]-1.96*SQRT([.$I27]*(1-[.$I27])/[.$B27])" office:value-type="float" office:value="0.745467015108097" calcext:value-type="float">
            <text:p>0.7454670151</text:p>
          </table:table-cell>
          <table:table-cell table:formula="of:=[.$I27]+1.96*SQRT([.$I27]*(1-[.$I27])/[.$B27])" office:value-type="float" office:value="0.752496246747256" calcext:value-type="float">
            <text:p>0.7524962467</text:p>
          </table:table-cell>
          <table:table-cell table:formula="of:=IF(AND([.F27]&gt;[.J27]; [.F27]&lt;[.K27]); 1; 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4_MC&gt;L23_PC</text:p>
          </table:table-cell>
          <table:table-cell office:value-type="float" office:value="77952" calcext:value-type="float">
            <text:p>77952</text:p>
          </table:table-cell>
          <table:table-cell/>
          <table:table-cell office:value-type="string" calcext:value-type="string">
            <text:p>L4_MC&gt;L23_PC</text:p>
          </table:table-cell>
          <table:table-cell office:value-type="float" office:value="103837" calcext:value-type="float">
            <text:p>103837</text:p>
          </table:table-cell>
          <table:table-cell office:value-type="float" office:value="0.7481714" calcext:value-type="float">
            <text:p>0.7481714</text:p>
          </table:table-cell>
          <table:table-cell/>
          <table:table-cell table:formula="of:=([.B28]/([.E28]*[.F28])-1)" office:value-type="percentage" office:value="0.00339983997180604" calcext:value-type="percentage">
            <text:p>0.34%</text:p>
          </table:table-cell>
          <table:table-cell table:formula="of:=[.B28]/[.E28]" office:value-type="float" office:value="0.750715063031482" calcext:value-type="float">
            <text:p>0.750715063</text:p>
          </table:table-cell>
          <table:table-cell table:formula="of:=[.$I28]-1.96*SQRT([.$I28]*(1-[.$I28])/[.$B28])" office:value-type="float" office:value="0.747678180288064" calcext:value-type="float">
            <text:p>0.7476781803</text:p>
          </table:table-cell>
          <table:table-cell table:formula="of:=[.$I28]+1.96*SQRT([.$I28]*(1-[.$I28])/[.$B28])" office:value-type="float" office:value="0.7537519457749" calcext:value-type="float">
            <text:p>0.7537519458</text:p>
          </table:table-cell>
          <table:table-cell table:formula="of:=IF(AND([.F28]&gt;[.J28]; [.F28]&lt;[.K28]); 1; 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4_MC&gt;L4_MC</text:p>
          </table:table-cell>
          <table:table-cell office:value-type="float" office:value="121409" calcext:value-type="float">
            <text:p>121409</text:p>
          </table:table-cell>
          <table:table-cell/>
          <table:table-cell office:value-type="string" calcext:value-type="string">
            <text:p>L4_MC&gt;L4_MC</text:p>
          </table:table-cell>
          <table:table-cell office:value-type="float" office:value="163249" calcext:value-type="float">
            <text:p>163249</text:p>
          </table:table-cell>
          <table:table-cell office:value-type="float" office:value="0.7442835" calcext:value-type="float">
            <text:p>0.7442835</text:p>
          </table:table-cell>
          <table:table-cell/>
          <table:table-cell table:formula="of:=([.B29]/([.E29]*[.F29])-1)" office:value-type="percentage" office:value="-0.000778060406824266" calcext:value-type="percentage">
            <text:p>-0.08%</text:p>
          </table:table-cell>
          <table:table-cell table:formula="of:=[.B29]/[.E29]" office:value-type="float" office:value="0.743704402477197" calcext:value-type="float">
            <text:p>0.7437044025</text:p>
          </table:table-cell>
          <table:table-cell table:formula="of:=[.$I29]-1.96*SQRT([.$I29]*(1-[.$I29])/[.$B29])" office:value-type="float" office:value="0.741248555064318" calcext:value-type="float">
            <text:p>0.7412485551</text:p>
          </table:table-cell>
          <table:table-cell table:formula="of:=[.$I29]+1.96*SQRT([.$I29]*(1-[.$I29])/[.$B29])" office:value-type="float" office:value="0.746160249890077" calcext:value-type="float">
            <text:p>0.7461602499</text:p>
          </table:table-cell>
          <table:table-cell table:formula="of:=IF(AND([.F29]&gt;[.J29]; [.F29]&lt;[.K29]); 1; 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4_MC&gt;L4_PC</text:p>
          </table:table-cell>
          <table:table-cell office:value-type="float" office:value="53658" calcext:value-type="float">
            <text:p>53658</text:p>
          </table:table-cell>
          <table:table-cell/>
          <table:table-cell office:value-type="string" calcext:value-type="string">
            <text:p>L4_MC&gt;L4_PC</text:p>
          </table:table-cell>
          <table:table-cell office:value-type="float" office:value="71797" calcext:value-type="float">
            <text:p>71797</text:p>
          </table:table-cell>
          <table:table-cell office:value-type="float" office:value="0.74620974" calcext:value-type="float">
            <text:p>0.74620974</text:p>
          </table:table-cell>
          <table:table-cell/>
          <table:table-cell table:formula="of:=([.B30]/([.E30]*[.F30])-1)" office:value-type="percentage" office:value="0.00153762655736656" calcext:value-type="percentage">
            <text:p>0.15%</text:p>
          </table:table-cell>
          <table:table-cell table:formula="of:=[.B30]/[.E30]" office:value-type="float" office:value="0.74735713191359" calcext:value-type="float">
            <text:p>0.7473571319</text:p>
          </table:table-cell>
          <table:table-cell table:formula="of:=[.$I30]-1.96*SQRT([.$I30]*(1-[.$I30])/[.$B30])" office:value-type="float" office:value="0.743680446739005" calcext:value-type="float">
            <text:p>0.7436804467</text:p>
          </table:table-cell>
          <table:table-cell table:formula="of:=[.$I30]+1.96*SQRT([.$I30]*(1-[.$I30])/[.$B30])" office:value-type="float" office:value="0.751033817088175" calcext:value-type="float">
            <text:p>0.7510338171</text:p>
          </table:table-cell>
          <table:table-cell table:formula="of:=IF(AND([.F30]&gt;[.J30]; [.F30]&lt;[.K30]); 1; 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4_MC&gt;L5_MC</text:p>
          </table:table-cell>
          <table:table-cell office:value-type="float" office:value="7348" calcext:value-type="float">
            <text:p>7348</text:p>
          </table:table-cell>
          <table:table-cell/>
          <table:table-cell office:value-type="string" calcext:value-type="string">
            <text:p>L4_MC&gt;L5_MC</text:p>
          </table:table-cell>
          <table:table-cell office:value-type="float" office:value="9702" calcext:value-type="float">
            <text:p>9702</text:p>
          </table:table-cell>
          <table:table-cell office:value-type="float" office:value="0.7612391" calcext:value-type="float">
            <text:p>0.7612391</text:p>
          </table:table-cell>
          <table:table-cell/>
          <table:table-cell table:formula="of:=([.B31]/([.E31]*[.F31])-1)" office:value-type="percentage" office:value="-0.00508314074714278" calcext:value-type="percentage">
            <text:p>-0.51%</text:p>
          </table:table-cell>
          <table:table-cell table:formula="of:=[.B31]/[.E31]" office:value-type="float" office:value="0.757369614512472" calcext:value-type="float">
            <text:p>0.7573696145</text:p>
          </table:table-cell>
          <table:table-cell table:formula="of:=[.$I31]-1.96*SQRT([.$I31]*(1-[.$I31])/[.$B31])" office:value-type="float" office:value="0.747567990697758" calcext:value-type="float">
            <text:p>0.7475679907</text:p>
          </table:table-cell>
          <table:table-cell table:formula="of:=[.$I31]+1.96*SQRT([.$I31]*(1-[.$I31])/[.$B31])" office:value-type="float" office:value="0.767171238327185" calcext:value-type="float">
            <text:p>0.7671712383</text:p>
          </table:table-cell>
          <table:table-cell table:formula="of:=IF(AND([.F31]&gt;[.J31]; [.F31]&lt;[.K31]); 1; 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4_MC&gt;L5_TTPC1</text:p>
          </table:table-cell>
          <table:table-cell office:value-type="float" office:value="140387" calcext:value-type="float">
            <text:p>140387</text:p>
          </table:table-cell>
          <table:table-cell/>
          <table:table-cell office:value-type="string" calcext:value-type="string">
            <text:p>L4_MC&gt;L5_TTPC1</text:p>
          </table:table-cell>
          <table:table-cell office:value-type="float" office:value="188132" calcext:value-type="float">
            <text:p>188132</text:p>
          </table:table-cell>
          <table:table-cell office:value-type="float" office:value="0.7445001" calcext:value-type="float">
            <text:p>0.7445001</text:p>
          </table:table-cell>
          <table:table-cell/>
          <table:table-cell table:formula="of:=([.B32]/([.E32]*[.F32])-1)" office:value-type="percentage" office:value="0.00230399326136865" calcext:value-type="percentage">
            <text:p>0.23%</text:p>
          </table:table-cell>
          <table:table-cell table:formula="of:=[.B32]/[.E32]" office:value-type="float" office:value="0.746215423213488" calcext:value-type="float">
            <text:p>0.7462154232</text:p>
          </table:table-cell>
          <table:table-cell table:formula="of:=[.$I32]-1.96*SQRT([.$I32]*(1-[.$I32])/[.$B32])" office:value-type="float" office:value="0.743938977239818" calcext:value-type="float">
            <text:p>0.7439389772</text:p>
          </table:table-cell>
          <table:table-cell table:formula="of:=[.$I32]+1.96*SQRT([.$I32]*(1-[.$I32])/[.$B32])" office:value-type="float" office:value="0.748491869187158" calcext:value-type="float">
            <text:p>0.7484918692</text:p>
          </table:table-cell>
          <table:table-cell table:formula="of:=IF(AND([.F32]&gt;[.J32]; [.F32]&lt;[.K32]); 1; 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4_MC&gt;L6_MC</text:p>
          </table:table-cell>
          <table:table-cell office:value-type="float" office:value="583" calcext:value-type="float">
            <text:p>583</text:p>
          </table:table-cell>
          <table:table-cell/>
          <table:table-cell office:value-type="string" calcext:value-type="string">
            <text:p>L4_MC&gt;L6_MC</text:p>
          </table:table-cell>
          <table:table-cell office:value-type="float" office:value="737" calcext:value-type="float">
            <text:p>737</text:p>
          </table:table-cell>
          <table:table-cell office:value-type="float" office:value="0.78960484" calcext:value-type="float">
            <text:p>0.78960484</text:p>
          </table:table-cell>
          <table:table-cell/>
          <table:table-cell table:formula="of:=([.B33]/([.E33]*[.F33])-1)" office:value-type="percentage" office:value="0.00182361612601456" calcext:value-type="percentage">
            <text:p>0.18%</text:p>
          </table:table-cell>
          <table:table-cell table:formula="of:=[.B33]/[.E33]" office:value-type="float" office:value="0.791044776119403" calcext:value-type="float">
            <text:p>0.7910447761</text:p>
          </table:table-cell>
          <table:table-cell table:formula="of:=[.$I33]-1.96*SQRT([.$I33]*(1-[.$I33])/[.$B33])" office:value-type="float" office:value="0.758042116219617" calcext:value-type="float">
            <text:p>0.7580421162</text:p>
          </table:table-cell>
          <table:table-cell table:formula="of:=[.$I33]+1.96*SQRT([.$I33]*(1-[.$I33])/[.$B33])" office:value-type="float" office:value="0.824047436019189" calcext:value-type="float">
            <text:p>0.824047436</text:p>
          </table:table-cell>
          <table:table-cell table:formula="of:=IF(AND([.F33]&gt;[.J33]; [.F33]&lt;[.K33]); 1; 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4_MC&gt;L6_TPC_L1</text:p>
          </table:table-cell>
          <table:table-cell office:value-type="float" office:value="41904" calcext:value-type="float">
            <text:p>41904</text:p>
          </table:table-cell>
          <table:table-cell/>
          <table:table-cell office:value-type="string" calcext:value-type="string">
            <text:p>L4_MC&gt;L6_TPC_L1</text:p>
          </table:table-cell>
          <table:table-cell office:value-type="float" office:value="54710" calcext:value-type="float">
            <text:p>54710</text:p>
          </table:table-cell>
          <table:table-cell office:value-type="float" office:value="0.76174873" calcext:value-type="float">
            <text:p>0.76174873</text:p>
          </table:table-cell>
          <table:table-cell/>
          <table:table-cell table:formula="of:=([.B34]/([.E34]*[.F34])-1)" office:value-type="percentage" office:value="0.00548831393616944" calcext:value-type="percentage">
            <text:p>0.55%</text:p>
          </table:table-cell>
          <table:table-cell table:formula="of:=[.B34]/[.E34]" office:value-type="float" office:value="0.765929446170718" calcext:value-type="float">
            <text:p>0.7659294462</text:p>
          </table:table-cell>
          <table:table-cell table:formula="of:=[.$I34]-1.96*SQRT([.$I34]*(1-[.$I34])/[.$B34])" office:value-type="float" office:value="0.761875330783414" calcext:value-type="float">
            <text:p>0.7618753308</text:p>
          </table:table-cell>
          <table:table-cell table:formula="of:=[.$I34]+1.96*SQRT([.$I34]*(1-[.$I34])/[.$B34])" office:value-type="float" office:value="0.769983561558023" calcext:value-type="float">
            <text:p>0.7699835616</text:p>
          </table:table-cell>
          <table:table-cell table:formula="of:=IF(AND([.F34]&gt;[.J34]; [.F34]&lt;[.K34]); 1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4_PC&gt;L23_MC</text:p>
          </table:table-cell>
          <table:table-cell office:value-type="float" office:value="1441" calcext:value-type="float">
            <text:p>1441</text:p>
          </table:table-cell>
          <table:table-cell/>
          <table:table-cell office:value-type="string" calcext:value-type="string">
            <text:p>L4_PC&gt;L23_MC</text:p>
          </table:table-cell>
          <table:table-cell office:value-type="float" office:value="2173" calcext:value-type="float">
            <text:p>2173</text:p>
          </table:table-cell>
          <table:table-cell office:value-type="float" office:value="0.66670895" calcext:value-type="float">
            <text:p>0.66670895</text:p>
          </table:table-cell>
          <table:table-cell/>
          <table:table-cell table:formula="of:=([.B35]/([.E35]*[.F35])-1)" office:value-type="percentage" office:value="-0.00535530807313356" calcext:value-type="percentage">
            <text:p>-0.54%</text:p>
          </table:table-cell>
          <table:table-cell table:formula="of:=[.B35]/[.E35]" office:value-type="float" office:value="0.663138518177635" calcext:value-type="float">
            <text:p>0.6631385182</text:p>
          </table:table-cell>
          <table:table-cell table:formula="of:=[.$I35]-1.96*SQRT([.$I35]*(1-[.$I35])/[.$B35])" office:value-type="float" office:value="0.638735031250254" calcext:value-type="float">
            <text:p>0.6387350313</text:p>
          </table:table-cell>
          <table:table-cell table:formula="of:=[.$I35]+1.96*SQRT([.$I35]*(1-[.$I35])/[.$B35])" office:value-type="float" office:value="0.687542005105015" calcext:value-type="float">
            <text:p>0.6875420051</text:p>
          </table:table-cell>
          <table:table-cell table:formula="of:=IF(AND([.F35]&gt;[.J35]; [.F35]&lt;[.K35]); 1; 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4_PC&gt;L23_PC</text:p>
          </table:table-cell>
          <table:table-cell office:value-type="float" office:value="1543" calcext:value-type="float">
            <text:p>1543</text:p>
          </table:table-cell>
          <table:table-cell/>
          <table:table-cell office:value-type="string" calcext:value-type="string">
            <text:p>L4_PC&gt;L23_PC</text:p>
          </table:table-cell>
          <table:table-cell office:value-type="float" office:value="2212" calcext:value-type="float">
            <text:p>2212</text:p>
          </table:table-cell>
          <table:table-cell office:value-type="float" office:value="0.69104004" calcext:value-type="float">
            <text:p>0.69104004</text:p>
          </table:table-cell>
          <table:table-cell/>
          <table:table-cell table:formula="of:=([.B36]/([.E36]*[.F36])-1)" office:value-type="percentage" office:value="0.00943321655222817" calcext:value-type="percentage">
            <text:p>0.94%</text:p>
          </table:table-cell>
          <table:table-cell table:formula="of:=[.B36]/[.E36]" office:value-type="float" office:value="0.697558770343581" calcext:value-type="float">
            <text:p>0.6975587703</text:p>
          </table:table-cell>
          <table:table-cell table:formula="of:=[.$I36]-1.96*SQRT([.$I36]*(1-[.$I36])/[.$B36])" office:value-type="float" office:value="0.674640385509494" calcext:value-type="float">
            <text:p>0.6746403855</text:p>
          </table:table-cell>
          <table:table-cell table:formula="of:=[.$I36]+1.96*SQRT([.$I36]*(1-[.$I36])/[.$B36])" office:value-type="float" office:value="0.720477155177667" calcext:value-type="float">
            <text:p>0.7204771552</text:p>
          </table:table-cell>
          <table:table-cell table:formula="of:=IF(AND([.F36]&gt;[.J36]; [.F36]&lt;[.K36]); 1; 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4_PC&gt;L4_MC</text:p>
          </table:table-cell>
          <table:table-cell office:value-type="float" office:value="14885" calcext:value-type="float">
            <text:p>14885</text:p>
          </table:table-cell>
          <table:table-cell/>
          <table:table-cell office:value-type="string" calcext:value-type="string">
            <text:p>L4_PC&gt;L4_MC</text:p>
          </table:table-cell>
          <table:table-cell office:value-type="float" office:value="23879" calcext:value-type="float">
            <text:p>23879</text:p>
          </table:table-cell>
          <table:table-cell office:value-type="float" office:value="0.6244462" calcext:value-type="float">
            <text:p>0.6244462</text:p>
          </table:table-cell>
          <table:table-cell/>
          <table:table-cell table:formula="of:=([.B37]/([.E37]*[.F37])-1)" office:value-type="percentage" office:value="-0.00175377542173416" calcext:value-type="percentage">
            <text:p>-0.18%</text:p>
          </table:table-cell>
          <table:table-cell table:formula="of:=[.B37]/[.E37]" office:value-type="float" office:value="0.623351061602245" calcext:value-type="float">
            <text:p>0.6233510616</text:p>
          </table:table-cell>
          <table:table-cell table:formula="of:=[.$I37]-1.96*SQRT([.$I37]*(1-[.$I37])/[.$B37])" office:value-type="float" office:value="0.61556681873436" calcext:value-type="float">
            <text:p>0.6155668187</text:p>
          </table:table-cell>
          <table:table-cell table:formula="of:=[.$I37]+1.96*SQRT([.$I37]*(1-[.$I37])/[.$B37])" office:value-type="float" office:value="0.631135304470129" calcext:value-type="float">
            <text:p>0.6311353045</text:p>
          </table:table-cell>
          <table:table-cell table:formula="of:=IF(AND([.F37]&gt;[.J37]; [.F37]&lt;[.K37]); 1; 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4_PC&gt;L4_PC</text:p>
          </table:table-cell>
          <table:table-cell office:value-type="float" office:value="4545" calcext:value-type="float">
            <text:p>4545</text:p>
          </table:table-cell>
          <table:table-cell/>
          <table:table-cell office:value-type="string" calcext:value-type="string">
            <text:p>L4_PC&gt;L4_PC</text:p>
          </table:table-cell>
          <table:table-cell office:value-type="float" office:value="7164" calcext:value-type="float">
            <text:p>7164</text:p>
          </table:table-cell>
          <table:table-cell office:value-type="float" office:value="0.6462304" calcext:value-type="float">
            <text:p>0.6462304</text:p>
          </table:table-cell>
          <table:table-cell/>
          <table:table-cell table:formula="of:=([.B38]/([.E38]*[.F38])-1)" office:value-type="percentage" office:value="-0.0182725688039995" calcext:value-type="percentage">
            <text:p>-1.83%</text:p>
          </table:table-cell>
          <table:table-cell table:formula="of:=[.B38]/[.E38]" office:value-type="float" office:value="0.634422110552764" calcext:value-type="float">
            <text:p>0.6344221106</text:p>
          </table:table-cell>
          <table:table-cell table:formula="of:=[.$I38]-1.96*SQRT([.$I38]*(1-[.$I38])/[.$B38])" office:value-type="float" office:value="0.620420814349207" calcext:value-type="float">
            <text:p>0.6204208143</text:p>
          </table:table-cell>
          <table:table-cell table:formula="of:=[.$I38]+1.96*SQRT([.$I38]*(1-[.$I38])/[.$B38])" office:value-type="float" office:value="0.648423406756321" calcext:value-type="float">
            <text:p>0.6484234068</text:p>
          </table:table-cell>
          <table:table-cell table:formula="of:=IF(AND([.F38]&gt;[.J38]; [.F38]&lt;[.K38]); 1; 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4_PC&gt;L5_MC</text:p>
          </table:table-cell>
          <table:table-cell office:value-type="float" office:value="2777" calcext:value-type="float">
            <text:p>2777</text:p>
          </table:table-cell>
          <table:table-cell/>
          <table:table-cell office:value-type="string" calcext:value-type="string">
            <text:p>L4_PC&gt;L5_MC</text:p>
          </table:table-cell>
          <table:table-cell office:value-type="float" office:value="4237" calcext:value-type="float">
            <text:p>4237</text:p>
          </table:table-cell>
          <table:table-cell office:value-type="float" office:value="0.6471106" calcext:value-type="float">
            <text:p>0.6471106</text:p>
          </table:table-cell>
          <table:table-cell/>
          <table:table-cell table:formula="of:=([.B39]/([.E39]*[.F39])-1)" office:value-type="percentage" office:value="0.0128354694338901" calcext:value-type="percentage">
            <text:p>1.28%</text:p>
          </table:table-cell>
          <table:table-cell table:formula="of:=[.B39]/[.E39]" office:value-type="float" office:value="0.655416568326646" calcext:value-type="float">
            <text:p>0.6554165683</text:p>
          </table:table-cell>
          <table:table-cell table:formula="of:=[.$I39]-1.96*SQRT([.$I39]*(1-[.$I39])/[.$B39])" office:value-type="float" office:value="0.637740973602972" calcext:value-type="float">
            <text:p>0.6377409736</text:p>
          </table:table-cell>
          <table:table-cell table:formula="of:=[.$I39]+1.96*SQRT([.$I39]*(1-[.$I39])/[.$B39])" office:value-type="float" office:value="0.67309216305032" calcext:value-type="float">
            <text:p>0.6730921631</text:p>
          </table:table-cell>
          <table:table-cell table:formula="of:=IF(AND([.F39]&gt;[.J39]; [.F39]&lt;[.K39]); 1; 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4_PC&gt;L5_TTPC1</text:p>
          </table:table-cell>
          <table:table-cell office:value-type="float" office:value="21695" calcext:value-type="float">
            <text:p>21695</text:p>
          </table:table-cell>
          <table:table-cell/>
          <table:table-cell office:value-type="string" calcext:value-type="string">
            <text:p>L4_PC&gt;L5_TTPC1</text:p>
          </table:table-cell>
          <table:table-cell office:value-type="float" office:value="35169" calcext:value-type="float">
            <text:p>35169</text:p>
          </table:table-cell>
          <table:table-cell office:value-type="float" office:value="0.6193806" calcext:value-type="float">
            <text:p>0.6193806</text:p>
          </table:table-cell>
          <table:table-cell/>
          <table:table-cell table:formula="of:=([.B40]/([.E40]*[.F40])-1)" office:value-type="percentage" office:value="-0.00403967939495764" calcext:value-type="percentage">
            <text:p>-0.40%</text:p>
          </table:table-cell>
          <table:table-cell table:formula="of:=[.B40]/[.E40]" office:value-type="float" office:value="0.616878500952543" calcext:value-type="float">
            <text:p>0.616878501</text:p>
          </table:table-cell>
          <table:table-cell table:formula="of:=[.$I40]-1.96*SQRT([.$I40]*(1-[.$I40])/[.$B40])" office:value-type="float" office:value="0.610409394121411" calcext:value-type="float">
            <text:p>0.6104093941</text:p>
          </table:table-cell>
          <table:table-cell table:formula="of:=[.$I40]+1.96*SQRT([.$I40]*(1-[.$I40])/[.$B40])" office:value-type="float" office:value="0.623347607783676" calcext:value-type="float">
            <text:p>0.6233476078</text:p>
          </table:table-cell>
          <table:table-cell table:formula="of:=IF(AND([.F40]&gt;[.J40]; [.F40]&lt;[.K40]); 1; 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4_PC&gt;L6_MC</text:p>
          </table:table-cell>
          <table:table-cell office:value-type="float" office:value="605" calcext:value-type="float">
            <text:p>605</text:p>
          </table:table-cell>
          <table:table-cell/>
          <table:table-cell office:value-type="string" calcext:value-type="string">
            <text:p>L4_PC&gt;L6_MC</text:p>
          </table:table-cell>
          <table:table-cell office:value-type="float" office:value="878" calcext:value-type="float">
            <text:p>878</text:p>
          </table:table-cell>
          <table:table-cell office:value-type="float" office:value="0.68725586" calcext:value-type="float">
            <text:p>0.68725586</text:p>
          </table:table-cell>
          <table:table-cell/>
          <table:table-cell table:formula="of:=([.B41]/([.E41]*[.F41])-1)" office:value-type="percentage" office:value="0.00263395240531317" calcext:value-type="percentage">
            <text:p>0.26%</text:p>
          </table:table-cell>
          <table:table-cell table:formula="of:=[.B41]/[.E41]" office:value-type="float" office:value="0.689066059225513" calcext:value-type="float">
            <text:p>0.6890660592</text:p>
          </table:table-cell>
          <table:table-cell table:formula="of:=[.$I41]-1.96*SQRT([.$I41]*(1-[.$I41])/[.$B41])" office:value-type="float" office:value="0.652181645993118" calcext:value-type="float">
            <text:p>0.652181646</text:p>
          </table:table-cell>
          <table:table-cell table:formula="of:=[.$I41]+1.96*SQRT([.$I41]*(1-[.$I41])/[.$B41])" office:value-type="float" office:value="0.725950472457907" calcext:value-type="float">
            <text:p>0.7259504725</text:p>
          </table:table-cell>
          <table:table-cell table:formula="of:=IF(AND([.F41]&gt;[.J41]; [.F41]&lt;[.K41]); 1; 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4_PC&gt;L6_TPC_L1</text:p>
          </table:table-cell>
          <table:table-cell office:value-type="float" office:value="9745" calcext:value-type="float">
            <text:p>9745</text:p>
          </table:table-cell>
          <table:table-cell/>
          <table:table-cell office:value-type="string" calcext:value-type="string">
            <text:p>L4_PC&gt;L6_TPC_L1</text:p>
          </table:table-cell>
          <table:table-cell office:value-type="float" office:value="14495" calcext:value-type="float">
            <text:p>14495</text:p>
          </table:table-cell>
          <table:table-cell office:value-type="float" office:value="0.6678717" calcext:value-type="float">
            <text:p>0.6678717</text:p>
          </table:table-cell>
          <table:table-cell/>
          <table:table-cell table:formula="of:=([.B42]/([.E42]*[.F42])-1)" office:value-type="percentage" office:value="0.00663165302112145" calcext:value-type="percentage">
            <text:p>0.66%</text:p>
          </table:table-cell>
          <table:table-cell table:formula="of:=[.B42]/[.E42]" office:value-type="float" office:value="0.672300793377026" calcext:value-type="float">
            <text:p>0.6723007934</text:p>
          </table:table-cell>
          <table:table-cell table:formula="of:=[.$I42]-1.96*SQRT([.$I42]*(1-[.$I42])/[.$B42])" office:value-type="float" office:value="0.6629814641069" calcext:value-type="float">
            <text:p>0.6629814641</text:p>
          </table:table-cell>
          <table:table-cell table:formula="of:=[.$I42]+1.96*SQRT([.$I42]*(1-[.$I42])/[.$B42])" office:value-type="float" office:value="0.681620122647153" calcext:value-type="float">
            <text:p>0.6816201226</text:p>
          </table:table-cell>
          <table:table-cell table:formula="of:=IF(AND([.F42]&gt;[.J42]; [.F42]&lt;[.K42]); 1; 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5_MC&gt;L1_SLAC</text:p>
          </table:table-cell>
          <table:table-cell office:value-type="float" office:value="289" calcext:value-type="float">
            <text:p>289</text:p>
          </table:table-cell>
          <table:table-cell/>
          <table:table-cell office:value-type="string" calcext:value-type="string">
            <text:p>L5_MC&gt;L1_SLAC</text:p>
          </table:table-cell>
          <table:table-cell office:value-type="float" office:value="426" calcext:value-type="float">
            <text:p>426</text:p>
          </table:table-cell>
          <table:table-cell office:value-type="float" office:value="0.68444324" calcext:value-type="float">
            <text:p>0.68444324</text:p>
          </table:table-cell>
          <table:table-cell/>
          <table:table-cell table:formula="of:=([.B43]/([.E43]*[.F43])-1)" office:value-type="percentage" office:value="-0.00882393714847029" calcext:value-type="percentage">
            <text:p>-0.88%</text:p>
          </table:table-cell>
          <table:table-cell table:formula="of:=[.B43]/[.E43]" office:value-type="float" office:value="0.678403755868545" calcext:value-type="float">
            <text:p>0.6784037559</text:p>
          </table:table-cell>
          <table:table-cell table:formula="of:=[.$I43]-1.96*SQRT([.$I43]*(1-[.$I43])/[.$B43])" office:value-type="float" office:value="0.62455114595068" calcext:value-type="float">
            <text:p>0.624551146</text:p>
          </table:table-cell>
          <table:table-cell table:formula="of:=[.$I43]+1.96*SQRT([.$I43]*(1-[.$I43])/[.$B43])" office:value-type="float" office:value="0.732256365786409" calcext:value-type="float">
            <text:p>0.7322563658</text:p>
          </table:table-cell>
          <table:table-cell table:formula="of:=IF(AND([.F43]&gt;[.J43]; [.F43]&lt;[.K43]); 1; 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5_MC&gt;L23_MC</text:p>
          </table:table-cell>
          <table:table-cell office:value-type="float" office:value="8783" calcext:value-type="float">
            <text:p>8783</text:p>
          </table:table-cell>
          <table:table-cell/>
          <table:table-cell office:value-type="string" calcext:value-type="string">
            <text:p>L5_MC&gt;L23_MC</text:p>
          </table:table-cell>
          <table:table-cell office:value-type="float" office:value="13720" calcext:value-type="float">
            <text:p>13720</text:p>
          </table:table-cell>
          <table:table-cell office:value-type="float" office:value="0.63646764" calcext:value-type="float">
            <text:p>0.63646764</text:p>
          </table:table-cell>
          <table:table-cell/>
          <table:table-cell table:formula="of:=([.B44]/([.E44]*[.F44])-1)" office:value-type="percentage" office:value="0.00580188154456285" calcext:value-type="percentage">
            <text:p>0.58%</text:p>
          </table:table-cell>
          <table:table-cell table:formula="of:=[.B44]/[.E44]" office:value-type="float" office:value="0.640160349854227" calcext:value-type="float">
            <text:p>0.6401603499</text:p>
          </table:table-cell>
          <table:table-cell table:formula="of:=[.$I44]-1.96*SQRT([.$I44]*(1-[.$I44])/[.$B44])" office:value-type="float" office:value="0.630122665756747" calcext:value-type="float">
            <text:p>0.6301226658</text:p>
          </table:table-cell>
          <table:table-cell table:formula="of:=[.$I44]+1.96*SQRT([.$I44]*(1-[.$I44])/[.$B44])" office:value-type="float" office:value="0.650198033951708" calcext:value-type="float">
            <text:p>0.650198034</text:p>
          </table:table-cell>
          <table:table-cell table:formula="of:=IF(AND([.F44]&gt;[.J44]; [.F44]&lt;[.K44]); 1; 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5_MC&gt;L23_PC</text:p>
          </table:table-cell>
          <table:table-cell office:value-type="float" office:value="12692" calcext:value-type="float">
            <text:p>12692</text:p>
          </table:table-cell>
          <table:table-cell/>
          <table:table-cell office:value-type="string" calcext:value-type="string">
            <text:p>L5_MC&gt;L23_PC</text:p>
          </table:table-cell>
          <table:table-cell office:value-type="float" office:value="19870" calcext:value-type="float">
            <text:p>19870</text:p>
          </table:table-cell>
          <table:table-cell office:value-type="float" office:value="0.64014155" calcext:value-type="float">
            <text:p>0.64014155</text:p>
          </table:table-cell>
          <table:table-cell/>
          <table:table-cell table:formula="of:=([.B45]/([.E45]*[.F45])-1)" office:value-type="percentage" office:value="-0.00217086788502174" calcext:value-type="percentage">
            <text:p>-0.22%</text:p>
          </table:table-cell>
          <table:table-cell table:formula="of:=[.B45]/[.E45]" office:value-type="float" office:value="0.638751887267237" calcext:value-type="float">
            <text:p>0.6387518873</text:p>
          </table:table-cell>
          <table:table-cell table:formula="of:=[.$I45]-1.96*SQRT([.$I45]*(1-[.$I45])/[.$B45])" office:value-type="float" office:value="0.6303947039" calcext:value-type="float">
            <text:p>0.6303947039</text:p>
          </table:table-cell>
          <table:table-cell table:formula="of:=[.$I45]+1.96*SQRT([.$I45]*(1-[.$I45])/[.$B45])" office:value-type="float" office:value="0.647109070634474" calcext:value-type="float">
            <text:p>0.6471090706</text:p>
          </table:table-cell>
          <table:table-cell table:formula="of:=IF(AND([.F45]&gt;[.J45]; [.F45]&lt;[.K45]); 1; 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5_MC&gt;L4_MC</text:p>
          </table:table-cell>
          <table:table-cell office:value-type="float" office:value="22792" calcext:value-type="float">
            <text:p>22792</text:p>
          </table:table-cell>
          <table:table-cell/>
          <table:table-cell office:value-type="string" calcext:value-type="string">
            <text:p>L5_MC&gt;L4_MC</text:p>
          </table:table-cell>
          <table:table-cell office:value-type="float" office:value="36062" calcext:value-type="float">
            <text:p>36062</text:p>
          </table:table-cell>
          <table:table-cell office:value-type="float" office:value="0.6268499" calcext:value-type="float">
            <text:p>0.6268499</text:p>
          </table:table-cell>
          <table:table-cell/>
          <table:table-cell table:formula="of:=([.B46]/([.E46]*[.F46])-1)" office:value-type="percentage" office:value="0.00825193989301831" calcext:value-type="percentage">
            <text:p>0.83%</text:p>
          </table:table-cell>
          <table:table-cell table:formula="of:=[.B46]/[.E46]" office:value-type="float" office:value="0.632022627696744" calcext:value-type="float">
            <text:p>0.6320226277</text:p>
          </table:table-cell>
          <table:table-cell table:formula="of:=[.$I46]-1.96*SQRT([.$I46]*(1-[.$I46])/[.$B46])" office:value-type="float" office:value="0.625761656241904" calcext:value-type="float">
            <text:p>0.6257616562</text:p>
          </table:table-cell>
          <table:table-cell table:formula="of:=[.$I46]+1.96*SQRT([.$I46]*(1-[.$I46])/[.$B46])" office:value-type="float" office:value="0.638283599151584" calcext:value-type="float">
            <text:p>0.6382835992</text:p>
          </table:table-cell>
          <table:table-cell table:formula="of:=IF(AND([.F46]&gt;[.J46]; [.F46]&lt;[.K46]); 1; 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5_MC&gt;L4_PC</text:p>
          </table:table-cell>
          <table:table-cell office:value-type="float" office:value="7158" calcext:value-type="float">
            <text:p>7158</text:p>
          </table:table-cell>
          <table:table-cell/>
          <table:table-cell office:value-type="string" calcext:value-type="string">
            <text:p>L5_MC&gt;L4_PC</text:p>
          </table:table-cell>
          <table:table-cell office:value-type="float" office:value="11078" calcext:value-type="float">
            <text:p>11078</text:p>
          </table:table-cell>
          <table:table-cell office:value-type="float" office:value="0.6404338" calcext:value-type="float">
            <text:p>0.6404338</text:p>
          </table:table-cell>
          <table:table-cell/>
          <table:table-cell table:formula="of:=([.B47]/([.E47]*[.F47])-1)" office:value-type="percentage" office:value="0.00891850747199685" calcext:value-type="percentage">
            <text:p>0.89%</text:p>
          </table:table-cell>
          <table:table-cell table:formula="of:=[.B47]/[.E47]" office:value-type="float" office:value="0.646145513630619" calcext:value-type="float">
            <text:p>0.6461455136</text:p>
          </table:table-cell>
          <table:table-cell table:formula="of:=[.$I47]-1.96*SQRT([.$I47]*(1-[.$I47])/[.$B47])" office:value-type="float" office:value="0.635068116031306" calcext:value-type="float">
            <text:p>0.635068116</text:p>
          </table:table-cell>
          <table:table-cell table:formula="of:=[.$I47]+1.96*SQRT([.$I47]*(1-[.$I47])/[.$B47])" office:value-type="float" office:value="0.657222911229932" calcext:value-type="float">
            <text:p>0.6572229112</text:p>
          </table:table-cell>
          <table:table-cell table:formula="of:=IF(AND([.F47]&gt;[.J47]; [.F47]&lt;[.K47]); 1; 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5_MC&gt;L5_MC</text:p>
          </table:table-cell>
          <table:table-cell office:value-type="float" office:value="3505" calcext:value-type="float">
            <text:p>3505</text:p>
          </table:table-cell>
          <table:table-cell/>
          <table:table-cell office:value-type="string" calcext:value-type="string">
            <text:p>L5_MC&gt;L5_MC</text:p>
          </table:table-cell>
          <table:table-cell office:value-type="float" office:value="5537" calcext:value-type="float">
            <text:p>5537</text:p>
          </table:table-cell>
          <table:table-cell office:value-type="float" office:value="0.6328731" calcext:value-type="float">
            <text:p>0.6328731</text:p>
          </table:table-cell>
          <table:table-cell/>
          <table:table-cell table:formula="of:=([.B48]/([.E48]*[.F48])-1)" office:value-type="percentage" office:value="0.000223058388742148" calcext:value-type="percentage">
            <text:p>0.02%</text:p>
          </table:table-cell>
          <table:table-cell table:formula="of:=[.B48]/[.E48]" office:value-type="float" office:value="0.633014267653964" calcext:value-type="float">
            <text:p>0.6330142677</text:p>
          </table:table-cell>
          <table:table-cell table:formula="of:=[.$I48]-1.96*SQRT([.$I48]*(1-[.$I48])/[.$B48])" office:value-type="float" office:value="0.61705755590942" calcext:value-type="float">
            <text:p>0.6170575559</text:p>
          </table:table-cell>
          <table:table-cell table:formula="of:=[.$I48]+1.96*SQRT([.$I48]*(1-[.$I48])/[.$B48])" office:value-type="float" office:value="0.648970979398509" calcext:value-type="float">
            <text:p>0.6489709794</text:p>
          </table:table-cell>
          <table:table-cell table:formula="of:=IF(AND([.F48]&gt;[.J48]; [.F48]&lt;[.K48]); 1; 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5_MC&gt;L5_TTPC1</text:p>
          </table:table-cell>
          <table:table-cell office:value-type="float" office:value="18114" calcext:value-type="float">
            <text:p>18114</text:p>
          </table:table-cell>
          <table:table-cell/>
          <table:table-cell office:value-type="string" calcext:value-type="string">
            <text:p>L5_MC&gt;L5_TTPC1</text:p>
          </table:table-cell>
          <table:table-cell office:value-type="float" office:value="59901" calcext:value-type="float">
            <text:p>59901</text:p>
          </table:table-cell>
          <table:table-cell office:value-type="float" office:value="0.30629876" calcext:value-type="float">
            <text:p>0.30629876</text:p>
          </table:table-cell>
          <table:table-cell/>
          <table:table-cell table:formula="of:=([.B49]/([.E49]*[.F49])-1)" office:value-type="percentage" office:value="-0.012732019283513" calcext:value-type="percentage">
            <text:p>-1.27%</text:p>
          </table:table-cell>
          <table:table-cell table:formula="of:=[.B49]/[.E49]" office:value-type="float" office:value="0.302398958281164" calcext:value-type="float">
            <text:p>0.3023989583</text:p>
          </table:table-cell>
          <table:table-cell table:formula="of:=[.$I49]-1.96*SQRT([.$I49]*(1-[.$I49])/[.$B49])" office:value-type="float" office:value="0.295710244762816" calcext:value-type="float">
            <text:p>0.2957102448</text:p>
          </table:table-cell>
          <table:table-cell table:formula="of:=[.$I49]+1.96*SQRT([.$I49]*(1-[.$I49])/[.$B49])" office:value-type="float" office:value="0.309087671799512" calcext:value-type="float">
            <text:p>0.3090876718</text:p>
          </table:table-cell>
          <table:table-cell table:formula="of:=IF(AND([.F49]&gt;[.J49]; [.F49]&lt;[.K49]); 1; 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5_MC&gt;L6_MC</text:p>
          </table:table-cell>
          <table:table-cell office:value-type="float" office:value="196" calcext:value-type="float">
            <text:p>196</text:p>
          </table:table-cell>
          <table:table-cell/>
          <table:table-cell office:value-type="string" calcext:value-type="string">
            <text:p>L5_MC&gt;L6_MC</text:p>
          </table:table-cell>
          <table:table-cell office:value-type="float" office:value="295" calcext:value-type="float">
            <text:p>295</text:p>
          </table:table-cell>
          <table:table-cell office:value-type="float" office:value="0.6698166" calcext:value-type="float">
            <text:p>0.6698166</text:p>
          </table:table-cell>
          <table:table-cell/>
          <table:table-cell table:formula="of:=([.B50]/([.E50]*[.F50])-1)" office:value-type="percentage" office:value="-0.00807656952512536" calcext:value-type="percentage">
            <text:p>-0.81%</text:p>
          </table:table-cell>
          <table:table-cell table:formula="of:=[.B50]/[.E50]" office:value-type="float" office:value="0.664406779661017" calcext:value-type="float">
            <text:p>0.6644067797</text:p>
          </table:table-cell>
          <table:table-cell table:formula="of:=[.$I50]-1.96*SQRT([.$I50]*(1-[.$I50])/[.$B50])" office:value-type="float" office:value="0.598299139771899" calcext:value-type="float">
            <text:p>0.5982991398</text:p>
          </table:table-cell>
          <table:table-cell table:formula="of:=[.$I50]+1.96*SQRT([.$I50]*(1-[.$I50])/[.$B50])" office:value-type="float" office:value="0.730514419550135" calcext:value-type="float">
            <text:p>0.7305144196</text:p>
          </table:table-cell>
          <table:table-cell table:formula="of:=IF(AND([.F50]&gt;[.J50]; [.F50]&lt;[.K50]); 1; 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5_MC&gt;L6_TPC_L1</text:p>
          </table:table-cell>
          <table:table-cell office:value-type="float" office:value="9802" calcext:value-type="float">
            <text:p>9802</text:p>
          </table:table-cell>
          <table:table-cell/>
          <table:table-cell office:value-type="string" calcext:value-type="string">
            <text:p>L5_MC&gt;L6_TPC_L1</text:p>
          </table:table-cell>
          <table:table-cell office:value-type="float" office:value="14930" calcext:value-type="float">
            <text:p>14930</text:p>
          </table:table-cell>
          <table:table-cell office:value-type="float" office:value="0.65352935" calcext:value-type="float">
            <text:p>0.65352935</text:p>
          </table:table-cell>
          <table:table-cell/>
          <table:table-cell table:formula="of:=([.B51]/([.E51]*[.F51])-1)" office:value-type="percentage" office:value="0.00459218174758136" calcext:value-type="percentage">
            <text:p>0.46%</text:p>
          </table:table-cell>
          <table:table-cell table:formula="of:=[.B51]/[.E51]" office:value-type="float" office:value="0.656530475552579" calcext:value-type="float">
            <text:p>0.6565304756</text:p>
          </table:table-cell>
          <table:table-cell table:formula="of:=[.$I51]-1.96*SQRT([.$I51]*(1-[.$I51])/[.$B51])" office:value-type="float" office:value="0.647129557393614" calcext:value-type="float">
            <text:p>0.6471295574</text:p>
          </table:table-cell>
          <table:table-cell table:formula="of:=[.$I51]+1.96*SQRT([.$I51]*(1-[.$I51])/[.$B51])" office:value-type="float" office:value="0.665931393711544" calcext:value-type="float">
            <text:p>0.6659313937</text:p>
          </table:table-cell>
          <table:table-cell table:formula="of:=IF(AND([.F51]&gt;[.J51]; [.F51]&lt;[.K51]); 1; 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5_TTPC1&gt;L23_MC</text:p>
          </table:table-cell>
          <table:table-cell office:value-type="float" office:value="956" calcext:value-type="float">
            <text:p>956</text:p>
          </table:table-cell>
          <table:table-cell/>
          <table:table-cell office:value-type="string" calcext:value-type="string">
            <text:p>L5_TTPC1&gt;L23_MC</text:p>
          </table:table-cell>
          <table:table-cell office:value-type="float" office:value="1508" calcext:value-type="float">
            <text:p>1508</text:p>
          </table:table-cell>
          <table:table-cell office:value-type="float" office:value="0.6143799" calcext:value-type="float">
            <text:p>0.6143799</text:p>
          </table:table-cell>
          <table:table-cell/>
          <table:table-cell table:formula="of:=([.B52]/([.E52]*[.F52])-1)" office:value-type="percentage" office:value="0.0318570881663118" calcext:value-type="percentage">
            <text:p>3.19%</text:p>
          </table:table-cell>
          <table:table-cell table:formula="of:=[.B52]/[.E52]" office:value-type="float" office:value="0.63395225464191" calcext:value-type="float">
            <text:p>0.6339522546</text:p>
          </table:table-cell>
          <table:table-cell table:formula="of:=[.$I52]-1.96*SQRT([.$I52]*(1-[.$I52])/[.$B52])" office:value-type="float" office:value="0.603415402328962" calcext:value-type="float">
            <text:p>0.6034154023</text:p>
          </table:table-cell>
          <table:table-cell table:formula="of:=[.$I52]+1.96*SQRT([.$I52]*(1-[.$I52])/[.$B52])" office:value-type="float" office:value="0.664489106954858" calcext:value-type="float">
            <text:p>0.664489107</text:p>
          </table:table-cell>
          <table:table-cell table:formula="of:=IF(AND([.F52]&gt;[.J52]; [.F52]&lt;[.K52]); 1; 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5_TTPC1&gt;L23_PC</text:p>
          </table:table-cell>
          <table:table-cell office:value-type="float" office:value="712" calcext:value-type="float">
            <text:p>712</text:p>
          </table:table-cell>
          <table:table-cell/>
          <table:table-cell office:value-type="string" calcext:value-type="string">
            <text:p>L5_TTPC1&gt;L23_PC</text:p>
          </table:table-cell>
          <table:table-cell office:value-type="float" office:value="1065" calcext:value-type="float">
            <text:p>1065</text:p>
          </table:table-cell>
          <table:table-cell office:value-type="float" office:value="0.67858887" calcext:value-type="float">
            <text:p>0.67858887</text:p>
          </table:table-cell>
          <table:table-cell/>
          <table:table-cell table:formula="of:=([.B53]/([.E53]*[.F53])-1)" office:value-type="percentage" office:value="-0.0148017002710829" calcext:value-type="percentage">
            <text:p>-1.48%</text:p>
          </table:table-cell>
          <table:table-cell table:formula="of:=[.B53]/[.E53]" office:value-type="float" office:value="0.668544600938967" calcext:value-type="float">
            <text:p>0.6685446009</text:p>
          </table:table-cell>
          <table:table-cell table:formula="of:=[.$I53]-1.96*SQRT([.$I53]*(1-[.$I53])/[.$B53])" office:value-type="float" office:value="0.633967082923015" calcext:value-type="float">
            <text:p>0.6339670829</text:p>
          </table:table-cell>
          <table:table-cell table:formula="of:=[.$I53]+1.96*SQRT([.$I53]*(1-[.$I53])/[.$B53])" office:value-type="float" office:value="0.70312211895492" calcext:value-type="float">
            <text:p>0.703122119</text:p>
          </table:table-cell>
          <table:table-cell table:formula="of:=IF(AND([.F53]&gt;[.J53]; [.F53]&lt;[.K53]); 1; 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5_TTPC1&gt;L4_MC</text:p>
          </table:table-cell>
          <table:table-cell office:value-type="float" office:value="13360" calcext:value-type="float">
            <text:p>13360</text:p>
          </table:table-cell>
          <table:table-cell/>
          <table:table-cell office:value-type="string" calcext:value-type="string">
            <text:p>L5_TTPC1&gt;L4_MC</text:p>
          </table:table-cell>
          <table:table-cell office:value-type="float" office:value="23580" calcext:value-type="float">
            <text:p>23580</text:p>
          </table:table-cell>
          <table:table-cell office:value-type="float" office:value="0.5660806" calcext:value-type="float">
            <text:p>0.5660806</text:p>
          </table:table-cell>
          <table:table-cell/>
          <table:table-cell table:formula="of:=([.B54]/([.E54]*[.F54])-1)" office:value-type="percentage" office:value="0.000885472889544658" calcext:value-type="percentage">
            <text:p>0.09%</text:p>
          </table:table-cell>
          <table:table-cell table:formula="of:=[.B54]/[.E54]" office:value-type="float" office:value="0.566581849024597" calcext:value-type="float">
            <text:p>0.566581849</text:p>
          </table:table-cell>
          <table:table-cell table:formula="of:=[.$I54]-1.96*SQRT([.$I54]*(1-[.$I54])/[.$B54])" office:value-type="float" office:value="0.558178784110617" calcext:value-type="float">
            <text:p>0.5581787841</text:p>
          </table:table-cell>
          <table:table-cell table:formula="of:=[.$I54]+1.96*SQRT([.$I54]*(1-[.$I54])/[.$B54])" office:value-type="float" office:value="0.574984913938577" calcext:value-type="float">
            <text:p>0.5749849139</text:p>
          </table:table-cell>
          <table:table-cell table:formula="of:=IF(AND([.F54]&gt;[.J54]; [.F54]&lt;[.K54]); 1; 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5_TTPC1&gt;L4_PC</text:p>
          </table:table-cell>
          <table:table-cell office:value-type="float" office:value="2254" calcext:value-type="float">
            <text:p>2254</text:p>
          </table:table-cell>
          <table:table-cell/>
          <table:table-cell office:value-type="string" calcext:value-type="string">
            <text:p>L5_TTPC1&gt;L4_PC</text:p>
          </table:table-cell>
          <table:table-cell office:value-type="float" office:value="3594" calcext:value-type="float">
            <text:p>3594</text:p>
          </table:table-cell>
          <table:table-cell office:value-type="float" office:value="0.6212158" calcext:value-type="float">
            <text:p>0.6212158</text:p>
          </table:table-cell>
          <table:table-cell/>
          <table:table-cell table:formula="of:=([.B55]/([.E55]*[.F55])-1)" office:value-type="percentage" office:value="0.00956281493590838" calcext:value-type="percentage">
            <text:p>0.96%</text:p>
          </table:table-cell>
          <table:table-cell table:formula="of:=[.B55]/[.E55]" office:value-type="float" office:value="0.627156371730662" calcext:value-type="float">
            <text:p>0.6271563717</text:p>
          </table:table-cell>
          <table:table-cell table:formula="of:=[.$I55]-1.96*SQRT([.$I55]*(1-[.$I55])/[.$B55])" office:value-type="float" office:value="0.607193160697419" calcext:value-type="float">
            <text:p>0.6071931607</text:p>
          </table:table-cell>
          <table:table-cell table:formula="of:=[.$I55]+1.96*SQRT([.$I55]*(1-[.$I55])/[.$B55])" office:value-type="float" office:value="0.647119582763905" calcext:value-type="float">
            <text:p>0.6471195828</text:p>
          </table:table-cell>
          <table:table-cell table:formula="of:=IF(AND([.F55]&gt;[.J55]; [.F55]&lt;[.K55]); 1; 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5_TTPC1&gt;L5_MC</text:p>
          </table:table-cell>
          <table:table-cell office:value-type="float" office:value="11295" calcext:value-type="float">
            <text:p>11295</text:p>
          </table:table-cell>
          <table:table-cell/>
          <table:table-cell office:value-type="string" calcext:value-type="string">
            <text:p>L5_TTPC1&gt;L5_MC</text:p>
          </table:table-cell>
          <table:table-cell office:value-type="float" office:value="18215" calcext:value-type="float">
            <text:p>18215</text:p>
          </table:table-cell>
          <table:table-cell office:value-type="float" office:value="0.6192376" calcext:value-type="float">
            <text:p>0.6192376</text:p>
          </table:table-cell>
          <table:table-cell/>
          <table:table-cell table:formula="of:=([.B56]/([.E56]*[.F56])-1)" office:value-type="percentage" office:value="0.00138190845217756" calcext:value-type="percentage">
            <text:p>0.14%</text:p>
          </table:table-cell>
          <table:table-cell table:formula="of:=[.B56]/[.E56]" office:value-type="float" office:value="0.620093329673346" calcext:value-type="float">
            <text:p>0.6200933297</text:p>
          </table:table-cell>
          <table:table-cell table:formula="of:=[.$I56]-1.96*SQRT([.$I56]*(1-[.$I56])/[.$B56])" office:value-type="float" office:value="0.611142156835038" calcext:value-type="float">
            <text:p>0.6111421568</text:p>
          </table:table-cell>
          <table:table-cell table:formula="of:=[.$I56]+1.96*SQRT([.$I56]*(1-[.$I56])/[.$B56])" office:value-type="float" office:value="0.629044502511655" calcext:value-type="float">
            <text:p>0.6290445025</text:p>
          </table:table-cell>
          <table:table-cell table:formula="of:=IF(AND([.F56]&gt;[.J56]; [.F56]&lt;[.K56]); 1; 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5_TTPC1&gt;L5_TTPC1</text:p>
          </table:table-cell>
          <table:table-cell office:value-type="float" office:value="19477" calcext:value-type="float">
            <text:p>19477</text:p>
          </table:table-cell>
          <table:table-cell/>
          <table:table-cell office:value-type="string" calcext:value-type="string">
            <text:p>L5_TTPC1&gt;L5_TTPC1</text:p>
          </table:table-cell>
          <table:table-cell office:value-type="float" office:value="94510" calcext:value-type="float">
            <text:p>94510</text:p>
          </table:table-cell>
          <table:table-cell office:value-type="float" office:value="0.20568159" calcext:value-type="float">
            <text:p>0.20568159</text:p>
          </table:table-cell>
          <table:table-cell/>
          <table:table-cell table:formula="of:=([.B57]/([.E57]*[.F57])-1)" office:value-type="percentage" office:value="0.00195653035273335" calcext:value-type="percentage">
            <text:p>0.20%</text:p>
          </table:table-cell>
          <table:table-cell table:formula="of:=[.B57]/[.E57]" office:value-type="float" office:value="0.206084012273833" calcext:value-type="float">
            <text:p>0.2060840123</text:p>
          </table:table-cell>
          <table:table-cell table:formula="of:=[.$I57]-1.96*SQRT([.$I57]*(1-[.$I57])/[.$B57])" office:value-type="float" office:value="0.200403278146741" calcext:value-type="float">
            <text:p>0.2004032781</text:p>
          </table:table-cell>
          <table:table-cell table:formula="of:=[.$I57]+1.96*SQRT([.$I57]*(1-[.$I57])/[.$B57])" office:value-type="float" office:value="0.211764746400926" calcext:value-type="float">
            <text:p>0.2117647464</text:p>
          </table:table-cell>
          <table:table-cell table:formula="of:=IF(AND([.F57]&gt;[.J57]; [.F57]&lt;[.K57]); 1; 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5_TTPC1&gt;L6_MC</text:p>
          </table:table-cell>
          <table:table-cell office:value-type="float" office:value="5091" calcext:value-type="float">
            <text:p>5091</text:p>
          </table:table-cell>
          <table:table-cell/>
          <table:table-cell office:value-type="string" calcext:value-type="string">
            <text:p>L5_TTPC1&gt;L6_MC</text:p>
          </table:table-cell>
          <table:table-cell office:value-type="float" office:value="9110" calcext:value-type="float">
            <text:p>9110</text:p>
          </table:table-cell>
          <table:table-cell office:value-type="float" office:value="0.56374186" calcext:value-type="float">
            <text:p>0.56374186</text:p>
          </table:table-cell>
          <table:table-cell/>
          <table:table-cell table:formula="of:=([.B58]/([.E58]*[.F58])-1)" office:value-type="percentage" office:value="-0.00870152968822346" calcext:value-type="percentage">
            <text:p>-0.87%</text:p>
          </table:table-cell>
          <table:table-cell table:formula="of:=[.B58]/[.E58]" office:value-type="float" office:value="0.558836443468716" calcext:value-type="float">
            <text:p>0.5588364435</text:p>
          </table:table-cell>
          <table:table-cell table:formula="of:=[.$I58]-1.96*SQRT([.$I58]*(1-[.$I58])/[.$B58])" office:value-type="float" office:value="0.545196998512945" calcext:value-type="float">
            <text:p>0.5451969985</text:p>
          </table:table-cell>
          <table:table-cell table:formula="of:=[.$I58]+1.96*SQRT([.$I58]*(1-[.$I58])/[.$B58])" office:value-type="float" office:value="0.572475888424486" calcext:value-type="float">
            <text:p>0.5724758884</text:p>
          </table:table-cell>
          <table:table-cell table:formula="of:=IF(AND([.F58]&gt;[.J58]; [.F58]&lt;[.K58]); 1; 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5_TTPC1&gt;L6_TPC_L1</text:p>
          </table:table-cell>
          <table:table-cell office:value-type="float" office:value="48529" calcext:value-type="float">
            <text:p>48529</text:p>
          </table:table-cell>
          <table:table-cell/>
          <table:table-cell office:value-type="string" calcext:value-type="string">
            <text:p>L5_TTPC1&gt;L6_TPC_L1</text:p>
          </table:table-cell>
          <table:table-cell office:value-type="float" office:value="86930" calcext:value-type="float">
            <text:p>86930</text:p>
          </table:table-cell>
          <table:table-cell office:value-type="float" office:value="0.55880684" calcext:value-type="float">
            <text:p>0.55880684</text:p>
          </table:table-cell>
          <table:table-cell/>
          <table:table-cell table:formula="of:=([.B59]/([.E59]*[.F59])-1)" office:value-type="percentage" office:value="-0.000989738423644471" calcext:value-type="percentage">
            <text:p>-0.10%</text:p>
          </table:table-cell>
          <table:table-cell table:formula="of:=[.B59]/[.E59]" office:value-type="float" office:value="0.558253767399057" calcext:value-type="float">
            <text:p>0.5582537674</text:p>
          </table:table-cell>
          <table:table-cell table:formula="of:=[.$I59]-1.96*SQRT([.$I59]*(1-[.$I59])/[.$B59])" office:value-type="float" office:value="0.55383544239414" calcext:value-type="float">
            <text:p>0.5538354424</text:p>
          </table:table-cell>
          <table:table-cell table:formula="of:=[.$I59]+1.96*SQRT([.$I59]*(1-[.$I59])/[.$B59])" office:value-type="float" office:value="0.562672092403973" calcext:value-type="float">
            <text:p>0.5626720924</text:p>
          </table:table-cell>
          <table:table-cell table:formula="of:=IF(AND([.F59]&gt;[.J59]; [.F59]&lt;[.K59]); 1; 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6_MC&gt;L1_SLAC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string" calcext:value-type="string">
            <text:p>L6_MC&gt;L1_SLAC</text:p>
          </table:table-cell>
          <table:table-cell office:value-type="float" office:value="262" calcext:value-type="float">
            <text:p>262</text:p>
          </table:table-cell>
          <table:table-cell office:value-type="float" office:value="0.8383789" calcext:value-type="float">
            <text:p>0.8383789</text:p>
          </table:table-cell>
          <table:table-cell/>
          <table:table-cell table:formula="of:=([.B60]/([.E60]*[.F60])-1)" office:value-type="percentage" office:value="0.0470952876078434" calcext:value-type="percentage">
            <text:p>4.71%</text:p>
          </table:table-cell>
          <table:table-cell table:formula="of:=[.B60]/[.E60]" office:value-type="float" office:value="0.877862595419847" calcext:value-type="float">
            <text:p>0.8778625954</text:p>
          </table:table-cell>
          <table:table-cell table:formula="of:=[.$I60]-1.96*SQRT([.$I60]*(1-[.$I60])/[.$B60])" office:value-type="float" office:value="0.835544143782423" calcext:value-type="float">
            <text:p>0.8355441438</text:p>
          </table:table-cell>
          <table:table-cell table:formula="of:=[.$I60]+1.96*SQRT([.$I60]*(1-[.$I60])/[.$B60])" office:value-type="float" office:value="0.920181047057271" calcext:value-type="float">
            <text:p>0.9201810471</text:p>
          </table:table-cell>
          <table:table-cell table:formula="of:=IF(AND([.F60]&gt;[.J60]; [.F60]&lt;[.K60]); 1; 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6_MC&gt;L23_MC</text:p>
          </table:table-cell>
          <table:table-cell office:value-type="float" office:value="7345" calcext:value-type="float">
            <text:p>7345</text:p>
          </table:table-cell>
          <table:table-cell/>
          <table:table-cell office:value-type="string" calcext:value-type="string">
            <text:p>L6_MC&gt;L23_MC</text:p>
          </table:table-cell>
          <table:table-cell office:value-type="float" office:value="9270" calcext:value-type="float">
            <text:p>9270</text:p>
          </table:table-cell>
          <table:table-cell office:value-type="float" office:value="0.79449284" calcext:value-type="float">
            <text:p>0.79449284</text:p>
          </table:table-cell>
          <table:table-cell/>
          <table:table-cell table:formula="of:=([.B61]/([.E61]*[.F61])-1)" office:value-type="percentage" office:value="-0.00270859008132251" calcext:value-type="percentage">
            <text:p>-0.27%</text:p>
          </table:table-cell>
          <table:table-cell table:formula="of:=[.B61]/[.E61]" office:value-type="float" office:value="0.792340884573894" calcext:value-type="float">
            <text:p>0.7923408846</text:p>
          </table:table-cell>
          <table:table-cell table:formula="of:=[.$I61]-1.96*SQRT([.$I61]*(1-[.$I61])/[.$B61])" office:value-type="float" office:value="0.78306422319348" calcext:value-type="float">
            <text:p>0.7830642232</text:p>
          </table:table-cell>
          <table:table-cell table:formula="of:=[.$I61]+1.96*SQRT([.$I61]*(1-[.$I61])/[.$B61])" office:value-type="float" office:value="0.801617545954309" calcext:value-type="float">
            <text:p>0.801617546</text:p>
          </table:table-cell>
          <table:table-cell table:formula="of:=IF(AND([.F61]&gt;[.J61]; [.F61]&lt;[.K61]); 1; 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6_MC&gt;L23_PC</text:p>
          </table:table-cell>
          <table:table-cell office:value-type="float" office:value="13946" calcext:value-type="float">
            <text:p>13946</text:p>
          </table:table-cell>
          <table:table-cell/>
          <table:table-cell office:value-type="string" calcext:value-type="string">
            <text:p>L6_MC&gt;L23_PC</text:p>
          </table:table-cell>
          <table:table-cell office:value-type="float" office:value="17566" calcext:value-type="float">
            <text:p>17566</text:p>
          </table:table-cell>
          <table:table-cell office:value-type="float" office:value="0.79534817" calcext:value-type="float">
            <text:p>0.79534817</text:p>
          </table:table-cell>
          <table:table-cell/>
          <table:table-cell table:formula="of:=([.B62]/([.E62]*[.F62])-1)" office:value-type="percentage" office:value="-0.00179556222774668" calcext:value-type="percentage">
            <text:p>-0.18%</text:p>
          </table:table-cell>
          <table:table-cell table:formula="of:=[.B62]/[.E62]" office:value-type="float" office:value="0.793920072868041" calcext:value-type="float">
            <text:p>0.7939200729</text:p>
          </table:table-cell>
          <table:table-cell table:formula="of:=[.$I62]-1.96*SQRT([.$I62]*(1-[.$I62])/[.$B62])" office:value-type="float" office:value="0.787206750869925" calcext:value-type="float">
            <text:p>0.7872067509</text:p>
          </table:table-cell>
          <table:table-cell table:formula="of:=[.$I62]+1.96*SQRT([.$I62]*(1-[.$I62])/[.$B62])" office:value-type="float" office:value="0.800633394866156" calcext:value-type="float">
            <text:p>0.8006333949</text:p>
          </table:table-cell>
          <table:table-cell table:formula="of:=IF(AND([.F62]&gt;[.J62]; [.F62]&lt;[.K62]); 1; 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6_MC&gt;L4_MC</text:p>
          </table:table-cell>
          <table:table-cell office:value-type="float" office:value="19036" calcext:value-type="float">
            <text:p>19036</text:p>
          </table:table-cell>
          <table:table-cell/>
          <table:table-cell office:value-type="string" calcext:value-type="string">
            <text:p>L6_MC&gt;L4_MC</text:p>
          </table:table-cell>
          <table:table-cell office:value-type="float" office:value="24259" calcext:value-type="float">
            <text:p>24259</text:p>
          </table:table-cell>
          <table:table-cell office:value-type="float" office:value="0.782785" calcext:value-type="float">
            <text:p>0.782785</text:p>
          </table:table-cell>
          <table:table-cell/>
          <table:table-cell table:formula="of:=([.B63]/([.E63]*[.F63])-1)" office:value-type="percentage" office:value="0.00244442909140563" calcext:value-type="percentage">
            <text:p>0.24%</text:p>
          </table:table-cell>
          <table:table-cell table:formula="of:=[.B63]/[.E63]" office:value-type="float" office:value="0.784698462426316" calcext:value-type="float">
            <text:p>0.7846984624</text:p>
          </table:table-cell>
          <table:table-cell table:formula="of:=[.$I63]-1.96*SQRT([.$I63]*(1-[.$I63])/[.$B63])" office:value-type="float" office:value="0.778859399040075" calcext:value-type="float">
            <text:p>0.778859399</text:p>
          </table:table-cell>
          <table:table-cell table:formula="of:=[.$I63]+1.96*SQRT([.$I63]*(1-[.$I63])/[.$B63])" office:value-type="float" office:value="0.790537525812557" calcext:value-type="float">
            <text:p>0.7905375258</text:p>
          </table:table-cell>
          <table:table-cell table:formula="of:=IF(AND([.F63]&gt;[.J63]; [.F63]&lt;[.K63]); 1; 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6_MC&gt;L4_PC</text:p>
          </table:table-cell>
          <table:table-cell office:value-type="float" office:value="6742" calcext:value-type="float">
            <text:p>6742</text:p>
          </table:table-cell>
          <table:table-cell/>
          <table:table-cell office:value-type="string" calcext:value-type="string">
            <text:p>L6_MC&gt;L4_PC</text:p>
          </table:table-cell>
          <table:table-cell office:value-type="float" office:value="8440" calcext:value-type="float">
            <text:p>8440</text:p>
          </table:table-cell>
          <table:table-cell office:value-type="float" office:value="0.797371" calcext:value-type="float">
            <text:p>0.797371</text:p>
          </table:table-cell>
          <table:table-cell/>
          <table:table-cell table:formula="of:=([.B64]/([.E64]*[.F64])-1)" office:value-type="percentage" office:value="0.00181115926811648" calcext:value-type="percentage">
            <text:p>0.18%</text:p>
          </table:table-cell>
          <table:table-cell table:formula="of:=[.B64]/[.E64]" office:value-type="float" office:value="0.798815165876777" calcext:value-type="float">
            <text:p>0.7988151659</text:p>
          </table:table-cell>
          <table:table-cell table:formula="of:=[.$I64]-1.96*SQRT([.$I64]*(1-[.$I64])/[.$B64])" office:value-type="float" office:value="0.789245815250011" calcext:value-type="float">
            <text:p>0.7892458153</text:p>
          </table:table-cell>
          <table:table-cell table:formula="of:=[.$I64]+1.96*SQRT([.$I64]*(1-[.$I64])/[.$B64])" office:value-type="float" office:value="0.808384516503543" calcext:value-type="float">
            <text:p>0.8083845165</text:p>
          </table:table-cell>
          <table:table-cell table:formula="of:=IF(AND([.F64]&gt;[.J64]; [.F64]&lt;[.K64]); 1; 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6_MC&gt;L5_MC</text:p>
          </table:table-cell>
          <table:table-cell office:value-type="float" office:value="9946" calcext:value-type="float">
            <text:p>9946</text:p>
          </table:table-cell>
          <table:table-cell/>
          <table:table-cell office:value-type="string" calcext:value-type="string">
            <text:p>L6_MC&gt;L5_MC</text:p>
          </table:table-cell>
          <table:table-cell office:value-type="float" office:value="12811" calcext:value-type="float">
            <text:p>12811</text:p>
          </table:table-cell>
          <table:table-cell office:value-type="float" office:value="0.77918273" calcext:value-type="float">
            <text:p>0.77918273</text:p>
          </table:table-cell>
          <table:table-cell/>
          <table:table-cell table:formula="of:=([.B65]/([.E65]*[.F65])-1)" office:value-type="percentage" office:value="-0.00361746706821453" calcext:value-type="percentage">
            <text:p>-0.36%</text:p>
          </table:table-cell>
          <table:table-cell table:formula="of:=[.B65]/[.E65]" office:value-type="float" office:value="0.776364062134103" calcext:value-type="float">
            <text:p>0.7763640621</text:p>
          </table:table-cell>
          <table:table-cell table:formula="of:=[.$I65]-1.96*SQRT([.$I65]*(1-[.$I65])/[.$B65])" office:value-type="float" office:value="0.768174977617828" calcext:value-type="float">
            <text:p>0.7681749776</text:p>
          </table:table-cell>
          <table:table-cell table:formula="of:=[.$I65]+1.96*SQRT([.$I65]*(1-[.$I65])/[.$B65])" office:value-type="float" office:value="0.784553146650379" calcext:value-type="float">
            <text:p>0.7845531467</text:p>
          </table:table-cell>
          <table:table-cell table:formula="of:=IF(AND([.F65]&gt;[.J65]; [.F65]&lt;[.K65]); 1; 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6_MC&gt;L5_TTPC1</text:p>
          </table:table-cell>
          <table:table-cell office:value-type="float" office:value="55576" calcext:value-type="float">
            <text:p>55576</text:p>
          </table:table-cell>
          <table:table-cell/>
          <table:table-cell office:value-type="string" calcext:value-type="string">
            <text:p>L6_MC&gt;L5_TTPC1</text:p>
          </table:table-cell>
          <table:table-cell office:value-type="float" office:value="71602" calcext:value-type="float">
            <text:p>71602</text:p>
          </table:table-cell>
          <table:table-cell office:value-type="float" office:value="0.7757672" calcext:value-type="float">
            <text:p>0.7757672</text:p>
          </table:table-cell>
          <table:table-cell/>
          <table:table-cell table:formula="of:=([.B66]/([.E66]*[.F66])-1)" office:value-type="percentage" office:value="0.000531391799748926" calcext:value-type="percentage">
            <text:p>0.05%</text:p>
          </table:table-cell>
          <table:table-cell table:formula="of:=[.B66]/[.E66]" office:value-type="float" office:value="0.776179436328594" calcext:value-type="float">
            <text:p>0.7761794363</text:p>
          </table:table-cell>
          <table:table-cell table:formula="of:=[.$I66]-1.96*SQRT([.$I66]*(1-[.$I66])/[.$B66])" office:value-type="float" office:value="0.772714115194034" calcext:value-type="float">
            <text:p>0.7727141152</text:p>
          </table:table-cell>
          <table:table-cell table:formula="of:=[.$I66]+1.96*SQRT([.$I66]*(1-[.$I66])/[.$B66])" office:value-type="float" office:value="0.779644757463154" calcext:value-type="float">
            <text:p>0.7796447575</text:p>
          </table:table-cell>
          <table:table-cell table:formula="of:=IF(AND([.F66]&gt;[.J66]; [.F66]&lt;[.K66]); 1; 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6_MC&gt;L6_MC</text:p>
          </table:table-cell>
          <table:table-cell office:value-type="float" office:value="12236" calcext:value-type="float">
            <text:p>12236</text:p>
          </table:table-cell>
          <table:table-cell/>
          <table:table-cell office:value-type="string" calcext:value-type="string">
            <text:p>L6_MC&gt;L6_MC</text:p>
          </table:table-cell>
          <table:table-cell office:value-type="float" office:value="15822" calcext:value-type="float">
            <text:p>15822</text:p>
          </table:table-cell>
          <table:table-cell office:value-type="float" office:value="0.77737176" calcext:value-type="float">
            <text:p>0.77737176</text:p>
          </table:table-cell>
          <table:table-cell/>
          <table:table-cell table:formula="of:=([.B67]/([.E67]*[.F67])-1)" office:value-type="percentage" office:value="-0.00516895759566371" calcext:value-type="percentage">
            <text:p>-0.52%</text:p>
          </table:table-cell>
          <table:table-cell table:formula="of:=[.B67]/[.E67]" office:value-type="float" office:value="0.773353558336493" calcext:value-type="float">
            <text:p>0.7733535583</text:p>
          </table:table-cell>
          <table:table-cell table:formula="of:=[.$I67]-1.96*SQRT([.$I67]*(1-[.$I67])/[.$B67])" office:value-type="float" office:value="0.765935336203692" calcext:value-type="float">
            <text:p>0.7659353362</text:p>
          </table:table-cell>
          <table:table-cell table:formula="of:=[.$I67]+1.96*SQRT([.$I67]*(1-[.$I67])/[.$B67])" office:value-type="float" office:value="0.780771780469295" calcext:value-type="float">
            <text:p>0.7807717805</text:p>
          </table:table-cell>
          <table:table-cell table:formula="of:=IF(AND([.F67]&gt;[.J67]; [.F67]&lt;[.K67]); 1; 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6_MC&gt;L6_TPC_L1</text:p>
          </table:table-cell>
          <table:table-cell office:value-type="float" office:value="84583" calcext:value-type="float">
            <text:p>84583</text:p>
          </table:table-cell>
          <table:table-cell/>
          <table:table-cell office:value-type="string" calcext:value-type="string">
            <text:p>L6_MC&gt;L6_TPC_L1</text:p>
          </table:table-cell>
          <table:table-cell office:value-type="float" office:value="109109" calcext:value-type="float">
            <text:p>109109</text:p>
          </table:table-cell>
          <table:table-cell office:value-type="float" office:value="0.7757859" calcext:value-type="float">
            <text:p>0.7757859</text:p>
          </table:table-cell>
          <table:table-cell/>
          <table:table-cell table:formula="of:=([.B68]/([.E68]*[.F68])-1)" office:value-type="percentage" office:value="-0.000735112512362579" calcext:value-type="percentage">
            <text:p>-0.07%</text:p>
          </table:table-cell>
          <table:table-cell table:formula="of:=[.B68]/[.E68]" office:value-type="float" office:value="0.775215610077995" calcext:value-type="float">
            <text:p>0.7752156101</text:p>
          </table:table-cell>
          <table:table-cell table:formula="of:=[.$I68]-1.96*SQRT([.$I68]*(1-[.$I68])/[.$B68])" office:value-type="float" office:value="0.772402356642472" calcext:value-type="float">
            <text:p>0.7724023566</text:p>
          </table:table-cell>
          <table:table-cell table:formula="of:=[.$I68]+1.96*SQRT([.$I68]*(1-[.$I68])/[.$B68])" office:value-type="float" office:value="0.778028863513519" calcext:value-type="float">
            <text:p>0.7780288635</text:p>
          </table:table-cell>
          <table:table-cell table:formula="of:=IF(AND([.F68]&gt;[.J68]; [.F68]&lt;[.K68]); 1; 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6_TPC_L1&gt;L23_MC</text:p>
          </table:table-cell>
          <table:table-cell office:value-type="float" office:value="263" calcext:value-type="float">
            <text:p>263</text:p>
          </table:table-cell>
          <table:table-cell/>
          <table:table-cell office:value-type="string" calcext:value-type="string">
            <text:p>L6_TPC_L1&gt;L23_MC</text:p>
          </table:table-cell>
          <table:table-cell office:value-type="float" office:value="263" calcext:value-type="float">
            <text:p>263</text:p>
          </table:table-cell>
          <table:table-cell office:value-type="float" office:value="1" calcext:value-type="float">
            <text:p>1</text:p>
          </table:table-cell>
          <table:table-cell/>
          <table:table-cell table:formula="of:=([.B69]/([.E69]*[.F69])-1)" office:value-type="percentage" office:value="0" calcext:value-type="percentage">
            <text:p>0.00%</text:p>
          </table:table-cell>
          <table:table-cell table:formula="of:=[.B69]/[.E69]" office:value-type="float" office:value="1" calcext:value-type="float">
            <text:p>1</text:p>
          </table:table-cell>
          <table:table-cell table:formula="of:=[.$I69]-1.96*SQRT([.$I69]*(1-[.$I69])/[.$B69])" office:value-type="float" office:value="1" calcext:value-type="float">
            <text:p>1</text:p>
          </table:table-cell>
          <table:table-cell table:formula="of:=[.$I69]+1.96*SQRT([.$I69]*(1-[.$I69])/[.$B69])" office:value-type="float" office:value="1" calcext:value-type="float">
            <text:p>1</text:p>
          </table:table-cell>
          <table:table-cell table:style-name="ce3" table:formula="of:=IF([.E69]=[.B69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6_TPC_L1&gt;L23_PC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string" calcext:value-type="string">
            <text:p>L6_TPC_L1&gt;L23_PC</text:p>
          </table:table-cell>
          <table:table-cell office:value-type="float" office:value="559" calcext:value-type="float">
            <text:p>559</text:p>
          </table:table-cell>
          <table:table-cell office:value-type="float" office:value="1" calcext:value-type="float">
            <text:p>1</text:p>
          </table:table-cell>
          <table:table-cell/>
          <table:table-cell table:formula="of:=([.B70]/([.E70]*[.F70])-1)" office:value-type="percentage" office:value="0" calcext:value-type="percentage">
            <text:p>0.00%</text:p>
          </table:table-cell>
          <table:table-cell table:formula="of:=[.B70]/[.E70]" office:value-type="float" office:value="1" calcext:value-type="float">
            <text:p>1</text:p>
          </table:table-cell>
          <table:table-cell table:formula="of:=[.$I70]-1.96*SQRT([.$I70]*(1-[.$I70])/[.$B70])" office:value-type="float" office:value="1" calcext:value-type="float">
            <text:p>1</text:p>
          </table:table-cell>
          <table:table-cell table:formula="of:=[.$I70]+1.96*SQRT([.$I70]*(1-[.$I70])/[.$B70])" office:value-type="float" office:value="1" calcext:value-type="float">
            <text:p>1</text:p>
          </table:table-cell>
          <table:table-cell table:style-name="ce3" table:formula="of:=IF([.E70]=[.B70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6_TPC_L1&gt;L4_MC</text:p>
          </table:table-cell>
          <table:table-cell office:value-type="float" office:value="3190" calcext:value-type="float">
            <text:p>3190</text:p>
          </table:table-cell>
          <table:table-cell/>
          <table:table-cell office:value-type="string" calcext:value-type="string">
            <text:p>L6_TPC_L1&gt;L4_MC</text:p>
          </table:table-cell>
          <table:table-cell office:value-type="float" office:value="3190" calcext:value-type="float">
            <text:p>3190</text:p>
          </table:table-cell>
          <table:table-cell office:value-type="float" office:value="1" calcext:value-type="float">
            <text:p>1</text:p>
          </table:table-cell>
          <table:table-cell/>
          <table:table-cell table:formula="of:=([.B71]/([.E71]*[.F71])-1)" office:value-type="percentage" office:value="0" calcext:value-type="percentage">
            <text:p>0.00%</text:p>
          </table:table-cell>
          <table:table-cell table:formula="of:=[.B71]/[.E71]" office:value-type="float" office:value="1" calcext:value-type="float">
            <text:p>1</text:p>
          </table:table-cell>
          <table:table-cell table:formula="of:=[.$I71]-1.96*SQRT([.$I71]*(1-[.$I71])/[.$B71])" office:value-type="float" office:value="1" calcext:value-type="float">
            <text:p>1</text:p>
          </table:table-cell>
          <table:table-cell table:formula="of:=[.$I71]+1.96*SQRT([.$I71]*(1-[.$I71])/[.$B71])" office:value-type="float" office:value="1" calcext:value-type="float">
            <text:p>1</text:p>
          </table:table-cell>
          <table:table-cell table:style-name="ce3" table:formula="of:=IF([.E71]=[.B71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6_TPC_L1&gt;L4_PC</text:p>
          </table:table-cell>
          <table:table-cell office:value-type="float" office:value="1396" calcext:value-type="float">
            <text:p>1396</text:p>
          </table:table-cell>
          <table:table-cell/>
          <table:table-cell office:value-type="string" calcext:value-type="string">
            <text:p>L6_TPC_L1&gt;L4_PC</text:p>
          </table:table-cell>
          <table:table-cell office:value-type="float" office:value="1396" calcext:value-type="float">
            <text:p>1396</text:p>
          </table:table-cell>
          <table:table-cell office:value-type="float" office:value="1" calcext:value-type="float">
            <text:p>1</text:p>
          </table:table-cell>
          <table:table-cell/>
          <table:table-cell table:formula="of:=([.B72]/([.E72]*[.F72])-1)" office:value-type="percentage" office:value="0" calcext:value-type="percentage">
            <text:p>0.00%</text:p>
          </table:table-cell>
          <table:table-cell table:formula="of:=[.B72]/[.E72]" office:value-type="float" office:value="1" calcext:value-type="float">
            <text:p>1</text:p>
          </table:table-cell>
          <table:table-cell table:formula="of:=[.$I72]-1.96*SQRT([.$I72]*(1-[.$I72])/[.$B72])" office:value-type="float" office:value="1" calcext:value-type="float">
            <text:p>1</text:p>
          </table:table-cell>
          <table:table-cell table:formula="of:=[.$I72]+1.96*SQRT([.$I72]*(1-[.$I72])/[.$B72])" office:value-type="float" office:value="1" calcext:value-type="float">
            <text:p>1</text:p>
          </table:table-cell>
          <table:table-cell table:style-name="ce3" table:formula="of:=IF([.E72]=[.B72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6_TPC_L1&gt;L5_MC</text:p>
          </table:table-cell>
          <table:table-cell office:value-type="float" office:value="1247" calcext:value-type="float">
            <text:p>1247</text:p>
          </table:table-cell>
          <table:table-cell/>
          <table:table-cell office:value-type="string" calcext:value-type="string">
            <text:p>L6_TPC_L1&gt;L5_MC</text:p>
          </table:table-cell>
          <table:table-cell office:value-type="float" office:value="1247" calcext:value-type="float">
            <text:p>1247</text:p>
          </table:table-cell>
          <table:table-cell office:value-type="float" office:value="1" calcext:value-type="float">
            <text:p>1</text:p>
          </table:table-cell>
          <table:table-cell/>
          <table:table-cell table:formula="of:=([.B73]/([.E73]*[.F73])-1)" office:value-type="percentage" office:value="0" calcext:value-type="percentage">
            <text:p>0.00%</text:p>
          </table:table-cell>
          <table:table-cell table:formula="of:=[.B73]/[.E73]" office:value-type="float" office:value="1" calcext:value-type="float">
            <text:p>1</text:p>
          </table:table-cell>
          <table:table-cell table:formula="of:=[.$I73]-1.96*SQRT([.$I73]*(1-[.$I73])/[.$B73])" office:value-type="float" office:value="1" calcext:value-type="float">
            <text:p>1</text:p>
          </table:table-cell>
          <table:table-cell table:formula="of:=[.$I73]+1.96*SQRT([.$I73]*(1-[.$I73])/[.$B73])" office:value-type="float" office:value="1" calcext:value-type="float">
            <text:p>1</text:p>
          </table:table-cell>
          <table:table-cell table:style-name="ce3" table:formula="of:=IF([.E73]=[.B73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6_TPC_L1&gt;L5_TTPC1</text:p>
          </table:table-cell>
          <table:table-cell office:value-type="float" office:value="4100" calcext:value-type="float">
            <text:p>4100</text:p>
          </table:table-cell>
          <table:table-cell/>
          <table:table-cell office:value-type="string" calcext:value-type="string">
            <text:p>L6_TPC_L1&gt;L5_TTPC1</text:p>
          </table:table-cell>
          <table:table-cell office:value-type="float" office:value="4100" calcext:value-type="float">
            <text:p>4100</text:p>
          </table:table-cell>
          <table:table-cell office:value-type="float" office:value="1" calcext:value-type="float">
            <text:p>1</text:p>
          </table:table-cell>
          <table:table-cell/>
          <table:table-cell table:formula="of:=([.B74]/([.E74]*[.F74])-1)" office:value-type="percentage" office:value="0" calcext:value-type="percentage">
            <text:p>0.00%</text:p>
          </table:table-cell>
          <table:table-cell table:formula="of:=[.B74]/[.E74]" office:value-type="float" office:value="1" calcext:value-type="float">
            <text:p>1</text:p>
          </table:table-cell>
          <table:table-cell table:formula="of:=[.$I74]-1.96*SQRT([.$I74]*(1-[.$I74])/[.$B74])" office:value-type="float" office:value="1" calcext:value-type="float">
            <text:p>1</text:p>
          </table:table-cell>
          <table:table-cell table:formula="of:=[.$I74]+1.96*SQRT([.$I74]*(1-[.$I74])/[.$B74])" office:value-type="float" office:value="1" calcext:value-type="float">
            <text:p>1</text:p>
          </table:table-cell>
          <table:table-cell table:style-name="ce3" table:formula="of:=IF([.E74]=[.B74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6_TPC_L1&gt;L6_MC</text:p>
          </table:table-cell>
          <table:table-cell office:value-type="float" office:value="17734" calcext:value-type="float">
            <text:p>17734</text:p>
          </table:table-cell>
          <table:table-cell/>
          <table:table-cell office:value-type="string" calcext:value-type="string">
            <text:p>L6_TPC_L1&gt;L6_MC</text:p>
          </table:table-cell>
          <table:table-cell office:value-type="float" office:value="17734" calcext:value-type="float">
            <text:p>17734</text:p>
          </table:table-cell>
          <table:table-cell office:value-type="float" office:value="1" calcext:value-type="float">
            <text:p>1</text:p>
          </table:table-cell>
          <table:table-cell/>
          <table:table-cell table:formula="of:=([.B75]/([.E75]*[.F75])-1)" office:value-type="percentage" office:value="0" calcext:value-type="percentage">
            <text:p>0.00%</text:p>
          </table:table-cell>
          <table:table-cell table:formula="of:=[.B75]/[.E75]" office:value-type="float" office:value="1" calcext:value-type="float">
            <text:p>1</text:p>
          </table:table-cell>
          <table:table-cell table:formula="of:=[.$I75]-1.96*SQRT([.$I75]*(1-[.$I75])/[.$B75])" office:value-type="float" office:value="1" calcext:value-type="float">
            <text:p>1</text:p>
          </table:table-cell>
          <table:table-cell table:formula="of:=[.$I75]+1.96*SQRT([.$I75]*(1-[.$I75])/[.$B75])" office:value-type="float" office:value="1" calcext:value-type="float">
            <text:p>1</text:p>
          </table:table-cell>
          <table:table-cell table:style-name="ce3" table:formula="of:=IF([.E75]=[.B75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6_TPC_L1&gt;L6_TPC_L1</text:p>
          </table:table-cell>
          <table:table-cell office:value-type="float" office:value="77515" calcext:value-type="float">
            <text:p>77515</text:p>
          </table:table-cell>
          <table:table-cell/>
          <table:table-cell office:value-type="string" calcext:value-type="string">
            <text:p>L6_TPC_L1&gt;L6_TPC_L1</text:p>
          </table:table-cell>
          <table:table-cell office:value-type="float" office:value="77515" calcext:value-type="float">
            <text:p>77515</text:p>
          </table:table-cell>
          <table:table-cell office:value-type="float" office:value="1" calcext:value-type="float">
            <text:p>1</text:p>
          </table:table-cell>
          <table:table-cell/>
          <table:table-cell table:formula="of:=([.B76]/([.E76]*[.F76])-1)" office:value-type="percentage" office:value="0" calcext:value-type="percentage">
            <text:p>0.00%</text:p>
          </table:table-cell>
          <table:table-cell table:formula="of:=[.B76]/[.E76]" office:value-type="float" office:value="1" calcext:value-type="float">
            <text:p>1</text:p>
          </table:table-cell>
          <table:table-cell table:formula="of:=[.$I76]-1.96*SQRT([.$I76]*(1-[.$I76])/[.$B76])" office:value-type="float" office:value="1" calcext:value-type="float">
            <text:p>1</text:p>
          </table:table-cell>
          <table:table-cell table:formula="of:=[.$I76]+1.96*SQRT([.$I76]*(1-[.$I76])/[.$B76])" office:value-type="float" office:value="1" calcext:value-type="float">
            <text:p>1</text:p>
          </table:table-cell>
          <table:table-cell table:style-name="ce3" table:formula="of:=IF([.E76]=[.B76];1;0)" office:value-type="float" office:value="1" calcext:value-type="float">
            <text:p>1</text:p>
          </table:table-cell>
        </table:table-row>
        <table:table-row table:style-name="ro1">
          <table:table-cell table:number-columns-repeated="7"/>
          <table:table-cell table:style-name="Default"/>
          <table:table-cell table:number-columns-repeated="3"/>
          <table:table-cell table:style-name="Default" table:formula="of:=SUM([.L2:.L76])" office:value-type="float" office:value="74" calcext:value-type="float">
            <text:p>74</text:p>
          </table:table-cell>
        </table:table-row>
        <table:table-row table:style-name="ro1">
          <table:table-cell table:number-columns-repeated="7"/>
          <table:table-cell table:style-name="Default"/>
          <table:table-cell table:number-columns-repeated="3"/>
          <table:table-cell table:style-name="Default" table:formula="of:=[.L77]/COUNT([.L2:.L76])" office:value-type="float" office:value="0.986666666666667" calcext:value-type="float">
            <text:p>0.9866666667</text:p>
          </table:table-cell>
        </table:table-row>
        <calcext:conditional-formats>
          <calcext:conditional-format calcext:target-range-address="'part-00000-77edeccd-c8b6-45c5-bb74-67ca8857b151-c000'.H2:'part-00000-77edeccd-c8b6-45c5-bb74-67ca8857b151-c000'.H76">
            <calcext:condition calcext:apply-style-name="Untitled1" calcext:value="between(-0.05,0.05)" calcext:base-cell-address="'part-00000-77edeccd-c8b6-45c5-bb74-67ca8857b151-c000'.H2"/>
          </calcext:conditional-format>
          <calcext:conditional-format calcext:target-range-address="'part-00000-77edeccd-c8b6-45c5-bb74-67ca8857b151-c000'.L70:'part-00000-77edeccd-c8b6-45c5-bb74-67ca8857b151-c000'.L76 'part-00000-77edeccd-c8b6-45c5-bb74-67ca8857b151-c000'.L2:'part-00000-77edeccd-c8b6-45c5-bb74-67ca8857b151-c000'.L68">
            <calcext:condition calcext:apply-style-name="Untitled1" calcext:value="=1" calcext:base-cell-address="'part-00000-77edeccd-c8b6-45c5-bb74-67ca8857b151-c000'.L2"/>
          </calcext:conditional-format>
          <calcext:conditional-format calcext:target-range-address="'part-00000-77edeccd-c8b6-45c5-bb74-67ca8857b151-c000'.L69:'part-00000-77edeccd-c8b6-45c5-bb74-67ca8857b151-c000'.L76">
            <calcext:condition calcext:apply-style-name="Untitled1" calcext:value="=1" calcext:base-cell-address="'part-00000-77edeccd-c8b6-45c5-bb74-67ca8857b151-c000'.L16"/>
          </calcext:conditional-format>
        </calcext:conditional-formats>
      </table:table>
      <table:named-expressions/>
      <table:database-ranges>
        <table:database-range table:name="__Anonymous_Sheet_DB__0" table:target-range-address="'part-00000-77edeccd-c8b6-45c5-bb74-67ca8857b151-c000'.A1:'part-00000-77edeccd-c8b6-45c5-bb74-67ca8857b151-c000'.B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21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22">
      <number:number number:decimal-places="4" loext:min-decimal-places="4" number:min-integer-digits="1"/>
    </number:number-style>
    <number:number-style style:name="N123">
      <number:scientific-number number:decimal-places="1" loext:min-decimal-places="1" number:min-integer-digits="1" number:min-exponent-digits="2" loext:exponent-interval="1" loext:forced-exponent-sign="true"/>
    </number:number-style>
    <number:number-style style:name="N124">
      <number:scientific-number number:decimal-places="0" loext:min-decimal-places="0" number:min-integer-digits="1" number:min-exponent-digits="2" loext:exponent-interval="1" loext:forced-exponent-sign="true"/>
    </number:number-style>
    <number:percentage-style style:name="N125">
      <number:number number:decimal-places="3" loext:min-decimal-places="3" number:min-integer-digits="1"/>
      <number:text>%</number:text>
    </number:percentage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99ff99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16T12:19:45.169803821</dc:date>
    <meta:editing-duration>PT24M8S</meta:editing-duration>
    <meta:editing-cycles>3</meta:editing-cycles>
    <meta:generator>LibreOffice/5.0.6.2$Linux_X86_64 LibreOffice_project/00$Build-2</meta:generator>
    <meta:document-statistic meta:table-count="1" meta:cell-count="761" meta:object-count="0"/>
  </office:meta>
</office:document-meta>
</file>